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style:rel-width="100%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4.7mm" style:rel-column-width="3668*"/>
    </style:style>
    <style:style style:name="Table1.B" style:family="table-column">
      <style:table-column-properties style:column-width="105.3mm" style:rel-column-width="5970*"/>
    </style:style>
    <style:style style:name="Table1.A1" style:family="table-cell">
      <style:table-cell-properties fo:background-color="#ffcc00" fo:padding="0.97mm" fo:border="none">
        <style:background-image/>
      </style:table-cell-properties>
    </style:style>
    <style:style style:name="Table1.A2" style:family="table-cell">
      <style:table-cell-properties fo:background-color="transparent" fo:padding="0.97mm" fo:border="non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A4" style:family="table-cell">
      <style:table-cell-properties fo:padding="0.97mm" fo:border="none"/>
    </style:style>
    <style:style style:name="Table1.B4" style:family="table-cell">
      <style:table-cell-properties fo:padding="0.97mm" fo:border="none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10" style:family="table-row">
      <style:table-row-properties style:min-row-height="9.9mm" fo:background-color="transparent" fo:keep-together="auto">
        <style:background-image/>
      </style:table-row-properties>
    </style:style>
    <style:style style:name="Table2" style:family="table">
      <style:table-properties style:width="169.92mm" fo:margin-left="0mm" fo:margin-right="0.09mm" fo:break-before="column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65mm" style:rel-column-width="24933*"/>
    </style:style>
    <style:style style:name="Table2.B" style:family="table-column">
      <style:table-column-properties style:column-width="105.27mm" style:rel-column-width="4060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="none">
        <style:background-image/>
      </style:table-cell-properties>
    </style:style>
    <style:style style:name="Table2.B2" style:family="table-cell">
      <style:table-cell-properties fo:background-color="transparent" fo:padding="0.97mm" fo:border="none">
        <style:background-image/>
      </style:table-cell-properties>
    </style:style>
    <style:style style:name="Table2.A3" style:family="table-cell">
      <style:table-cell-properties fo:background-color="#e6e6ff" fo:padding="0.97mm" fo:border="none">
        <style:background-image/>
      </style:table-cell-properties>
    </style:style>
    <style:style style:name="Table2.B3" style:family="table-cell">
      <style:table-cell-properties fo:background-color="#e6e6ff" fo:padding="0.97mm" fo:border="none">
        <style:background-image/>
      </style:table-cell-properties>
    </style:style>
    <style:style style:name="Table2.A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A5" style:family="table-cell">
      <style:table-cell-properties fo:background-color="#e6e6ff" fo:padding="0.97mm" fo:border="none">
        <style:background-image/>
      </style:table-cell-properties>
    </style:style>
    <style:style style:name="Table2.B5" style:family="table-cell">
      <style:table-cell-properties fo:background-color="#e6e6ff" fo:padding="0.97mm" fo:border="none">
        <style:background-image/>
      </style:table-cell-properties>
    </style:style>
    <style:style style:name="Table2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3.A" style:family="table-column">
      <style:table-column-properties style:column-width="64.68mm"/>
    </style:style>
    <style:style style:name="Table43.B" style:family="table-column">
      <style:table-column-properties style:column-width="105.23mm"/>
    </style:style>
    <style:style style:name="Table43.1" style:family="table-row">
      <style:table-row-properties fo:background-color="transparent" fo:keep-together="auto">
        <style:background-image/>
      </style:table-row-properties>
    </style:style>
    <style:style style:name="Table4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43.A2" style:family="table-cell">
      <style:table-cell-properties fo:background-color="transparent" fo:padding="0.97mm" fo:border="none">
        <style:background-image/>
      </style:table-cell-properties>
    </style:style>
    <style:style style:name="Table43.B2" style:family="table-cell">
      <style:table-cell-properties fo:background-color="transparent" fo:padding="0.97mm" fo:border="none">
        <style:background-image/>
      </style:table-cell-properties>
    </style:style>
    <style:style style:name="Table43.A3" style:family="table-cell">
      <style:table-cell-properties fo:background-color="#e6e6ff" fo:padding="0.97mm" fo:border="none">
        <style:background-image/>
      </style:table-cell-properties>
    </style:style>
    <style:style style:name="Table43.B3" style:family="table-cell">
      <style:table-cell-properties fo:background-color="#e6e6ff" fo:padding="0.97mm" fo:border="none">
        <style:background-image/>
      </style:table-cell-properties>
    </style:style>
    <style:style style:name="Table43.A4" style:family="table-cell">
      <style:table-cell-properties fo:background-color="transparent" fo:padding="0.97mm" fo:border="none">
        <style:background-image/>
      </style:table-cell-properties>
    </style:style>
    <style:style style:name="Table43.B4" style:family="table-cell">
      <style:table-cell-properties fo:background-color="transparent" fo:padding="0.97mm" fo:border="none">
        <style:background-image/>
      </style:table-cell-properties>
    </style:style>
    <style:style style:name="Table43.A5" style:family="table-cell">
      <style:table-cell-properties fo:background-color="transparent" fo:padding="0.97mm" fo:border="none">
        <style:background-image/>
      </style:table-cell-properties>
    </style:style>
    <style:style style:name="Table43.B5" style:family="table-cell">
      <style:table-cell-properties fo:background-color="transparent" fo:padding="0.97mm" fo:border="none">
        <style:background-image/>
      </style:table-cell-properties>
    </style:style>
    <style:style style:name="Table43.A6" style:family="table-cell">
      <style:table-cell-properties fo:background-color="#e6e6ff" fo:padding="0.97mm" fo:border="none">
        <style:background-image/>
      </style:table-cell-properties>
    </style:style>
    <style:style style:name="Table43.B6" style:family="table-cell">
      <style:table-cell-properties fo:background-color="#e6e6ff" fo:padding="0.97mm" fo:border="none">
        <style:background-image/>
      </style:table-cell-properties>
    </style:style>
    <style:style style:name="Table43.A7" style:family="table-cell">
      <style:table-cell-properties fo:background-color="transparent" fo:padding="0.97mm" fo:border="none">
        <style:background-image/>
      </style:table-cell-properties>
    </style:style>
    <style:style style:name="Table43.B7" style:family="table-cell">
      <style:table-cell-properties fo:background-color="transparent" fo:padding="0.97mm" fo:border="none">
        <style:background-image/>
      </style:table-cell-properties>
    </style:style>
    <style:style style:name="Table43.A8" style:family="table-cell">
      <style:table-cell-properties fo:background-color="#e6e6ff" fo:padding="0.97mm" fo:border="none">
        <style:background-image/>
      </style:table-cell-properties>
    </style:style>
    <style:style style:name="Table43.B8" style:family="table-cell">
      <style:table-cell-properties fo:background-color="#e6e6ff" fo:padding="0.97mm" fo:border="none">
        <style:background-image/>
      </style:table-cell-properties>
    </style:style>
    <style:style style:name="Table43.A9" style:family="table-cell">
      <style:table-cell-properties fo:background-color="transparent" fo:padding="0.97mm" fo:border="none">
        <style:background-image/>
      </style:table-cell-properties>
    </style:style>
    <style:style style:name="Table43.B9" style:family="table-cell">
      <style:table-cell-properties fo:background-color="transparent" fo:padding="0.97mm" fo:border="none">
        <style:background-image/>
      </style:table-cell-properties>
    </style:style>
    <style:style style:name="Table43.A10" style:family="table-cell">
      <style:table-cell-properties fo:background-color="#e6e6ff" fo:padding="0.97mm" fo:border="none">
        <style:background-image/>
      </style:table-cell-properties>
    </style:style>
    <style:style style:name="Table43.B10" style:family="table-cell">
      <style:table-cell-properties fo:background-color="#e6e6ff" fo:padding="0.97mm" fo:border="none">
        <style:background-image/>
      </style:table-cell-properties>
    </style:style>
    <style:style style:name="Table43.A11" style:family="table-cell">
      <style:table-cell-properties fo:background-color="transparent" fo:padding="0.97mm" fo:border="none">
        <style:background-image/>
      </style:table-cell-properties>
    </style:style>
    <style:style style:name="Table43.B11" style:family="table-cell">
      <style:table-cell-properties fo:background-color="transparent" fo:padding="0.97mm" fo:border="none">
        <style:background-image/>
      </style:table-cell-properties>
    </style:style>
    <style:style style:name="Table43.A12" style:family="table-cell">
      <style:table-cell-properties fo:background-color="#e6e6ff" fo:padding="0.97mm" fo:border="none">
        <style:background-image/>
      </style:table-cell-properties>
    </style:style>
    <style:style style:name="Table43.B12" style:family="table-cell">
      <style:table-cell-properties fo:background-color="#e6e6ff" fo:padding="0.97mm" fo:border="none">
        <style:background-image/>
      </style:table-cell-properties>
    </style:style>
    <style:style style:name="Table43.A13" style:family="table-cell">
      <style:table-cell-properties fo:background-color="transparent" fo:padding="0.97mm" fo:border="none">
        <style:background-image/>
      </style:table-cell-properties>
    </style:style>
    <style:style style:name="Table43.B13" style:family="table-cell">
      <style:table-cell-properties fo:background-color="transparent" fo:padding="0.97mm" fo:border="none">
        <style:background-image/>
      </style:table-cell-properties>
    </style:style>
    <style:style style:name="Table43.A14" style:family="table-cell">
      <style:table-cell-properties fo:background-color="#e6e6ff" fo:padding="0.97mm" fo:border="none">
        <style:background-image/>
      </style:table-cell-properties>
    </style:style>
    <style:style style:name="Table43.B14" style:family="table-cell">
      <style:table-cell-properties fo:background-color="#e6e6ff" fo:padding="0.97mm" fo:border="none">
        <style:background-image/>
      </style:table-cell-properties>
    </style:style>
    <style:style style:name="Table43.A15" style:family="table-cell">
      <style:table-cell-properties fo:background-color="transparent" fo:padding="0.97mm" fo:border="none">
        <style:background-image/>
      </style:table-cell-properties>
    </style:style>
    <style:style style:name="Table43.B15" style:family="table-cell">
      <style:table-cell-properties fo:background-color="transparent" fo:padding="0.97mm" fo:border="none">
        <style:background-image/>
      </style:table-cell-properties>
    </style:style>
    <style:style style:name="Table43.A16" style:family="table-cell">
      <style:table-cell-properties fo:background-color="#e6e6ff" fo:padding="0.97mm" fo:border="none">
        <style:background-image/>
      </style:table-cell-properties>
    </style:style>
    <style:style style:name="Table43.B16" style:family="table-cell">
      <style:table-cell-properties fo:background-color="#e6e6ff" fo:padding="0.97mm" fo:border="none">
        <style:background-image/>
      </style:table-cell-properties>
    </style:style>
    <style:style style:name="Table43.A17" style:family="table-cell">
      <style:table-cell-properties fo:background-color="transparent" fo:padding="0.97mm" fo:border="none">
        <style:background-image/>
      </style:table-cell-properties>
    </style:style>
    <style:style style:name="Table43.B17" style:family="table-cell">
      <style:table-cell-properties fo:background-color="transparent" fo:padding="0.97mm" fo:border="none">
        <style:background-image/>
      </style:table-cell-properties>
    </style:style>
    <style:style style:name="Table43.A18" style:family="table-cell">
      <style:table-cell-properties fo:background-color="#e6e6ff" fo:padding="0.97mm" fo:border="none">
        <style:background-image/>
      </style:table-cell-properties>
    </style:style>
    <style:style style:name="Table43.B18" style:family="table-cell">
      <style:table-cell-properties fo:background-color="#e6e6ff" fo:padding="0.97mm" fo:border="none">
        <style:background-image/>
      </style:table-cell-properties>
    </style:style>
    <style:style style:name="Table43.A19" style:family="table-cell">
      <style:table-cell-properties fo:background-color="transparent" fo:padding="0.97mm" fo:border="none">
        <style:background-image/>
      </style:table-cell-properties>
    </style:style>
    <style:style style:name="Table43.B19" style:family="table-cell">
      <style:table-cell-properties fo:background-color="transparent" fo:padding="0.97mm" fo:border="none">
        <style:background-image/>
      </style:table-cell-properties>
    </style:style>
    <style:style style:name="Table43.A20" style:family="table-cell">
      <style:table-cell-properties fo:background-color="#e6e6ff" fo:padding="0.97mm" fo:border="none">
        <style:background-image/>
      </style:table-cell-properties>
    </style:style>
    <style:style style:name="Table43.B20" style:family="table-cell">
      <style:table-cell-properties fo:background-color="#e6e6ff" fo:padding="0.97mm" fo:border="none">
        <style:background-image/>
      </style:table-cell-properties>
    </style:style>
    <style:style style:name="Table43.A21" style:family="table-cell">
      <style:table-cell-properties fo:background-color="transparent" fo:padding="0.97mm" fo:border="none">
        <style:background-image/>
      </style:table-cell-properties>
    </style:style>
    <style:style style:name="Table43.B21" style:family="table-cell">
      <style:table-cell-properties fo:background-color="transparent" fo:padding="0.97mm" fo:border="none">
        <style:background-image/>
      </style:table-cell-properties>
    </style:style>
    <style:style style:name="Table43.A22" style:family="table-cell">
      <style:table-cell-properties fo:background-color="#e6e6ff" fo:padding="0.97mm" fo:border="none">
        <style:background-image/>
      </style:table-cell-properties>
    </style:style>
    <style:style style:name="Table43.B22" style:family="table-cell">
      <style:table-cell-properties fo:background-color="#e6e6ff" fo:padding="0.97mm" fo:border="none">
        <style:background-image/>
      </style:table-cell-properties>
    </style:style>
    <style:style style:name="Table43.A23" style:family="table-cell">
      <style:table-cell-properties fo:background-color="#ffffff" fo:padding="0.97mm" fo:border="none">
        <style:background-image/>
      </style:table-cell-properties>
    </style:style>
    <style:style style:name="Table43.B23" style:family="table-cell">
      <style:table-cell-properties fo:background-color="#ffffff" fo:padding="0.97mm" fo:border="none">
        <style:background-image/>
      </style:table-cell-properties>
    </style:style>
    <style:style style:name="Table43.A24" style:family="table-cell">
      <style:table-cell-properties fo:background-color="#e6e6ff" fo:padding="0.97mm" fo:border="none">
        <style:background-image/>
      </style:table-cell-properties>
    </style:style>
    <style:style style:name="Table43.B24" style:family="table-cell">
      <style:table-cell-properties fo:background-color="#e6e6ff" fo:padding="0.97mm" fo:border="none">
        <style:background-image/>
      </style:table-cell-properties>
    </style:style>
    <style:style style:name="Table43.A25" style:family="table-cell">
      <style:table-cell-properties fo:background-color="transparent" fo:padding="0.97mm" fo:border="none">
        <style:background-image/>
      </style:table-cell-properties>
    </style:style>
    <style:style style:name="Table43.B25" style:family="table-cell">
      <style:table-cell-properties fo:background-color="transparent" fo:padding="0.97mm" fo:border="none">
        <style:background-image/>
      </style:table-cell-properties>
    </style:style>
    <style:style style:name="Table43.A26" style:family="table-cell">
      <style:table-cell-properties fo:background-color="#e6e6ff" fo:padding="0.97mm" fo:border="none">
        <style:background-image/>
      </style:table-cell-properties>
    </style:style>
    <style:style style:name="Table43.B26" style:family="table-cell">
      <style:table-cell-properties fo:background-color="#e6e6ff" fo:padding="0.97mm" fo:border="none">
        <style:background-image/>
      </style:table-cell-properties>
    </style:style>
    <style:style style:name="Table43.A27" style:family="table-cell">
      <style:table-cell-properties fo:background-color="transparent" fo:padding="0.97mm" fo:border="none">
        <style:background-image/>
      </style:table-cell-properties>
    </style:style>
    <style:style style:name="Table43.B27" style:family="table-cell">
      <style:table-cell-properties fo:background-color="transparent" fo:padding="0.97mm" fo:border="none">
        <style:background-image/>
      </style:table-cell-properties>
    </style:style>
    <style:style style:name="Table43.A28" style:family="table-cell">
      <style:table-cell-properties fo:background-color="#e6e6ff" fo:padding="0.97mm" fo:border="none">
        <style:background-image/>
      </style:table-cell-properties>
    </style:style>
    <style:style style:name="Table43.B28" style:family="table-cell">
      <style:table-cell-properties fo:background-color="#e6e6ff" fo:padding="0.97mm" fo:border="none">
        <style:background-image/>
      </style:table-cell-properties>
    </style:style>
    <style:style style:name="Table43.A29" style:family="table-cell">
      <style:table-cell-properties fo:background-color="transparent" fo:padding="0.97mm" fo:border="none">
        <style:background-image/>
      </style:table-cell-properties>
    </style:style>
    <style:style style:name="Table43.B29" style:family="table-cell">
      <style:table-cell-properties fo:background-color="transparent" fo:padding="0.97mm" fo:border="none">
        <style:background-image/>
      </style:table-cell-properties>
    </style:style>
    <style:style style:name="Table43.A30" style:family="table-cell">
      <style:table-cell-properties fo:background-color="#e6e6ff" fo:padding="0.97mm" fo:border="none">
        <style:background-image/>
      </style:table-cell-properties>
    </style:style>
    <style:style style:name="Table43.B30" style:family="table-cell">
      <style:table-cell-properties fo:background-color="#e6e6ff" fo:padding="0.97mm" fo:border="none">
        <style:background-image/>
      </style:table-cell-properties>
    </style:style>
    <style:style style:name="Table43.A31" style:family="table-cell">
      <style:table-cell-properties fo:background-color="transparent" fo:padding="0.97mm" fo:border="none">
        <style:background-image/>
      </style:table-cell-properties>
    </style:style>
    <style:style style:name="Table43.B31" style:family="table-cell">
      <style:table-cell-properties fo:background-color="transparent" fo:padding="0.97mm" fo:border="none">
        <style:background-image/>
      </style:table-cell-properties>
    </style:style>
    <style:style style:name="Table43.A32" style:family="table-cell">
      <style:table-cell-properties fo:background-color="#e6e6ff" fo:padding="0.97mm" fo:border="none">
        <style:background-image/>
      </style:table-cell-properties>
    </style:style>
    <style:style style:name="Table43.B32" style:family="table-cell">
      <style:table-cell-properties fo:background-color="#e6e6ff" fo:padding="0.97mm" fo:border="none">
        <style:background-image/>
      </style:table-cell-properties>
    </style:style>
    <style:style style:name="Table43.A33" style:family="table-cell">
      <style:table-cell-properties fo:background-color="transparent" fo:padding="0.97mm" fo:border="none">
        <style:background-image/>
      </style:table-cell-properties>
    </style:style>
    <style:style style:name="Table43.B33" style:family="table-cell">
      <style:table-cell-properties fo:background-color="transparent" fo:padding="0.97mm" fo:border="none">
        <style:background-image/>
      </style:table-cell-properties>
    </style:style>
    <style:style style:name="Table43.A34" style:family="table-cell">
      <style:table-cell-properties fo:background-color="#e6e6ff" fo:padding="0.97mm" fo:border="none">
        <style:background-image/>
      </style:table-cell-properties>
    </style:style>
    <style:style style:name="Table43.B34" style:family="table-cell">
      <style:table-cell-properties fo:background-color="#e6e6ff" fo:padding="0.97mm" fo:border="none">
        <style:background-image/>
      </style:table-cell-properties>
    </style:style>
    <style:style style:name="Table43.A35" style:family="table-cell">
      <style:table-cell-properties fo:background-color="transparent" fo:padding="0.97mm" fo:border="none">
        <style:background-image/>
      </style:table-cell-properties>
    </style:style>
    <style:style style:name="Table43.B35" style:family="table-cell">
      <style:table-cell-properties fo:background-color="transparent" fo:padding="0.97mm" fo:border="none">
        <style:background-image/>
      </style:table-cell-properties>
    </style:style>
    <style:style style:name="Table43.A36" style:family="table-cell">
      <style:table-cell-properties fo:background-color="#e6e6ff" fo:padding="0.97mm" fo:border="none">
        <style:background-image/>
      </style:table-cell-properties>
    </style:style>
    <style:style style:name="Table43.B36" style:family="table-cell">
      <style:table-cell-properties fo:background-color="#e6e6ff" fo:padding="0.97mm" fo:border="none">
        <style:background-image/>
      </style:table-cell-properties>
    </style:style>
    <style:style style:name="Table43.A37" style:family="table-cell">
      <style:table-cell-properties fo:background-color="transparent" fo:padding="0.97mm" fo:border="none">
        <style:background-image/>
      </style:table-cell-properties>
    </style:style>
    <style:style style:name="Table43.B37" style:family="table-cell">
      <style:table-cell-properties fo:background-color="transparent" fo:padding="0.97mm" fo:border="none">
        <style:background-image/>
      </style:table-cell-properties>
    </style:style>
    <style:style style:name="Table43.A38" style:family="table-cell">
      <style:table-cell-properties fo:background-color="#e6e6ff" fo:padding="0.97mm" fo:border="none">
        <style:background-image/>
      </style:table-cell-properties>
    </style:style>
    <style:style style:name="Table43.B38" style:family="table-cell">
      <style:table-cell-properties fo:background-color="#e6e6ff" fo:padding="0.97mm" fo:border="none">
        <style:background-image/>
      </style:table-cell-properties>
    </style:style>
    <style:style style:name="Table43.A39" style:family="table-cell">
      <style:table-cell-properties fo:background-color="transparent" fo:padding="0.97mm" fo:border="none">
        <style:background-image/>
      </style:table-cell-properties>
    </style:style>
    <style:style style:name="Table43.B39" style:family="table-cell">
      <style:table-cell-properties fo:background-color="transparent" fo:padding="0.97mm" fo:border="none">
        <style:background-image/>
      </style:table-cell-properties>
    </style:style>
    <style:style style:name="Table43.A40" style:family="table-cell">
      <style:table-cell-properties fo:background-color="#e6e6ff" fo:padding="0.97mm" fo:border="none">
        <style:background-image/>
      </style:table-cell-properties>
    </style:style>
    <style:style style:name="Table43.B40" style:family="table-cell">
      <style:table-cell-properties fo:background-color="#e6e6ff" fo:padding="0.97mm" fo:border="none">
        <style:background-image/>
      </style:table-cell-properties>
    </style:style>
    <style:style style:name="Table43.A41" style:family="table-cell">
      <style:table-cell-properties fo:background-color="transparent" fo:padding="0.97mm" fo:border="none">
        <style:background-image/>
      </style:table-cell-properties>
    </style:style>
    <style:style style:name="Table43.B41" style:family="table-cell">
      <style:table-cell-properties fo:background-color="transparent" fo:padding="0.97mm" fo:border="none">
        <style:background-image/>
      </style:table-cell-properties>
    </style:style>
    <style:style style:name="Table43.A42" style:family="table-cell">
      <style:table-cell-properties fo:background-color="#e6e6ff" fo:padding="0.97mm" fo:border="none">
        <style:background-image/>
      </style:table-cell-properties>
    </style:style>
    <style:style style:name="Table43.B42" style:family="table-cell">
      <style:table-cell-properties fo:background-color="#e6e6ff" fo:padding="0.97mm" fo:border="none">
        <style:background-image/>
      </style:table-cell-properties>
    </style:style>
    <style:style style:name="Table43.A43" style:family="table-cell">
      <style:table-cell-properties fo:background-color="transparent" fo:padding="0.97mm" fo:border="none">
        <style:background-image/>
      </style:table-cell-properties>
    </style:style>
    <style:style style:name="Table43.B43" style:family="table-cell">
      <style:table-cell-properties fo:background-color="transparent" fo:padding="0.97mm" fo:border="none">
        <style:background-image/>
      </style:table-cell-properties>
    </style:style>
    <style:style style:name="Table44" style:family="table">
      <style:table-properties style:width="169.92mm" table:align="left"/>
    </style:style>
    <style:style style:name="Table44.A" style:family="table-column">
      <style:table-column-properties style:column-width="63.69mm"/>
    </style:style>
    <style:style style:name="Table44.B" style:family="table-column">
      <style:table-column-properties style:column-width="106.22mm"/>
    </style:style>
    <style:style style:name="Table44.A1" style:family="table-cell">
      <style:table-cell-properties fo:background-color="#ffcc00" fo:padding="0.97mm" fo:border="none">
        <style:background-image/>
      </style:table-cell-properties>
    </style:style>
    <style:style style:name="Table44.A2" style:family="table-cell">
      <style:table-cell-properties fo:background-color="transparent" fo:padding="0.97mm" fo:border="none">
        <style:background-image/>
      </style:table-cell-properties>
    </style:style>
    <style:style style:name="Table44.A3" style:family="table-cell">
      <style:table-cell-properties fo:background-color="#e6e6ff" fo:padding="0.97mm" fo:border="none">
        <style:background-image/>
      </style:table-cell-properties>
    </style:style>
    <style:style style:name="P1" style:family="paragraph" style:parent-style-name="Standard">
      <style:text-properties fo:language="en" fo:country="US" fo:font-style="normal" fo:background-color="transparent" style:font-style-asian="normal" style:font-style-complex="normal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normal" fo:background-color="transparent" style:font-style-asian="normal" style:font-style-complex="normal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language="en" fo:country="US" officeooo:paragraph-rsid="003c590a"/>
    </style:style>
    <style:style style:name="P6" style:family="paragraph" style:parent-style-name="Standard">
      <style:text-properties fo:language="en" fo:country="US" officeooo:paragraph-rsid="003c2e26"/>
    </style:style>
    <style:style style:name="P7" style:family="paragraph" style:parent-style-name="Standard">
      <style:text-properties fo:language="en" fo:country="US" officeooo:paragraph-rsid="00440a9b"/>
    </style:style>
    <style:style style:name="P8" style:family="paragraph" style:parent-style-name="Standard">
      <style:text-properties fo:language="en" fo:country="US" officeooo:paragraph-rsid="00452e45"/>
    </style:style>
    <style:style style:name="P9" style:family="paragraph" style:parent-style-name="Standard">
      <style:text-properties officeooo:rsid="00304140" officeooo:paragraph-rsid="003c590a"/>
    </style:style>
    <style:style style:name="P10" style:family="paragraph" style:parent-style-name="Standard">
      <style:text-properties officeooo:rsid="0023ea13" officeooo:paragraph-rsid="0023ea13"/>
    </style:style>
    <style:style style:name="P11" style:family="paragraph" style:parent-style-name="Standard">
      <style:text-properties style:use-window-font-color="true" fo:language="en" fo:country="US" fo:font-style="normal" fo:background-color="transparent" style:font-style-asian="normal" style:font-style-complex="normal"/>
    </style:style>
    <style:style style:name="P12" style:family="paragraph" style:parent-style-name="Standard">
      <style:text-properties style:use-window-font-color="true" fo:language="en" fo:country="US" fo:font-style="normal" officeooo:rsid="003ac1d0" officeooo:paragraph-rsid="003c2e26" fo:background-color="transparent" style:font-style-asian="normal" style:font-style-complex="normal"/>
    </style:style>
    <style:style style:name="P13" style:family="paragraph" style:parent-style-name="Standard">
      <style:text-properties style:use-window-font-color="true" fo:language="en" fo:country="US" fo:font-style="normal" officeooo:rsid="003ad176" officeooo:paragraph-rsid="003c2e26" fo:background-color="transparent" style:font-style-asian="normal" style:font-style-complex="normal"/>
    </style:style>
    <style:style style:name="P14" style:family="paragraph" style:parent-style-name="Standard">
      <style:text-properties officeooo:paragraph-rsid="003c590a"/>
    </style:style>
    <style:style style:name="P15" style:family="paragraph" style:parent-style-name="Standard">
      <style:text-properties officeooo:rsid="001ee492" officeooo:paragraph-rsid="001ee492"/>
    </style:style>
    <style:style style:name="P16" style:family="paragraph" style:parent-style-name="Standard">
      <style:text-properties officeooo:rsid="003994a9" officeooo:paragraph-rsid="003994a9"/>
    </style:style>
    <style:style style:name="P17" style:family="paragraph" style:parent-style-name="Standard">
      <style:text-properties officeooo:rsid="0013e08c" officeooo:paragraph-rsid="00146ce0"/>
    </style:style>
    <style:style style:name="P18" style:family="paragraph" style:parent-style-name="Standard">
      <style:text-properties officeooo:rsid="0013e08c" officeooo:paragraph-rsid="0013e08c"/>
    </style:style>
    <style:style style:name="P19" style:family="paragraph" style:parent-style-name="Standard">
      <style:text-properties fo:background-color="transparent"/>
    </style:style>
    <style:style style:name="P20" style:family="paragraph" style:parent-style-name="Standard">
      <style:text-properties officeooo:rsid="0035478e" officeooo:paragraph-rsid="003c590a"/>
    </style:style>
    <style:style style:name="P21" style:family="paragraph" style:parent-style-name="Standard">
      <style:text-properties officeooo:paragraph-rsid="004083f6"/>
    </style:style>
    <style:style style:name="P22" style:family="paragraph" style:parent-style-name="Standard">
      <style:text-properties officeooo:rsid="00452e45" officeooo:paragraph-rsid="00452e45"/>
    </style:style>
    <style:style style:name="P23" style:family="paragraph" style:parent-style-name="cmd_5f_code">
      <style:text-properties fo:background-color="transparent"/>
    </style:style>
    <style:style style:name="P24" style:family="paragraph" style:parent-style-name="cmd_5f_code">
      <style:text-properties style:font-name="Courier New" fo:font-size="10.5pt"/>
    </style:style>
    <style:style style:name="P25" style:family="paragraph" style:parent-style-name="cmd_5f_code">
      <style:text-properties style:font-name="Courier New" fo:font-size="10.5pt" officeooo:rsid="003ac1d0" officeooo:paragraph-rsid="003ac1d0"/>
    </style:style>
    <style:style style:name="P26" style:family="paragraph" style:parent-style-name="cmd_5f_code">
      <style:text-properties officeooo:rsid="0011979d" officeooo:paragraph-rsid="0011979d"/>
    </style:style>
    <style:style style:name="P27" style:family="paragraph" style:parent-style-name="cmd_5f_code">
      <style:text-properties officeooo:rsid="00127c06" officeooo:paragraph-rsid="00127c06"/>
    </style:style>
    <style:style style:name="P28" style:family="paragraph" style:parent-style-name="cmd_5f_code">
      <style:text-properties officeooo:rsid="001ee492" officeooo:paragraph-rsid="00211c32"/>
    </style:style>
    <style:style style:name="P29" style:family="paragraph" style:parent-style-name="cmd_5f_code">
      <style:text-properties officeooo:rsid="00340a26" officeooo:paragraph-rsid="00340a26"/>
    </style:style>
    <style:style style:name="P30" style:family="paragraph" style:parent-style-name="cmd_5f_code">
      <style:text-properties officeooo:rsid="0036bb42" officeooo:paragraph-rsid="0036bb42"/>
    </style:style>
    <style:style style:name="P31" style:family="paragraph" style:parent-style-name="cmd_5f_code">
      <style:text-properties officeooo:paragraph-rsid="00440a9b"/>
    </style:style>
    <style:style style:name="P32" style:family="paragraph" style:parent-style-name="cmd_5f_code_5f_single">
      <style:text-properties fo:background-color="transparent"/>
    </style:style>
    <style:style style:name="P33" style:family="paragraph" style:parent-style-name="cmd_5f_code_20_Start">
      <style:text-properties officeooo:rsid="00340a26" officeooo:paragraph-rsid="00340a26"/>
    </style:style>
    <style:style style:name="P34" style:family="paragraph" style:parent-style-name="Standard">
      <style:text-properties fo:language="en" fo:country="US" fo:font-style="normal" fo:background-color="transparent" style:font-style-asian="normal" style:font-style-complex="normal"/>
    </style:style>
    <style:style style:name="P35" style:family="paragraph" style:parent-style-name="Standard">
      <style:text-properties officeooo:rsid="004ae93e" officeooo:paragraph-rsid="004ae93e"/>
    </style:style>
    <style:style style:name="P36" style:family="paragraph" style:parent-style-name="Heading_20_1" style:master-page-name="First_20_Page">
      <style:paragraph-properties style:page-number="auto"/>
    </style:style>
    <style:style style:name="P37" style:family="paragraph" style:parent-style-name="cmd_5f_code">
      <style:text-properties officeooo:paragraph-rsid="004a54e0"/>
    </style:style>
    <style:style style:name="P38" style:family="paragraph" style:parent-style-name="cmd_5f_code">
      <style:text-properties officeooo:rsid="004c620e" officeooo:paragraph-rsid="004c620e"/>
    </style:style>
    <style:style style:name="P39" style:family="paragraph" style:parent-style-name="cmd_5f_code_20_Start">
      <style:text-properties officeooo:rsid="004ae93e" officeooo:paragraph-rsid="004ae93e"/>
    </style:style>
    <style:style style:name="T1" style:family="text">
      <style:text-properties officeooo:rsid="003c590a"/>
    </style:style>
    <style:style style:name="T2" style:family="text">
      <style:text-properties officeooo:rsid="003c2e26"/>
    </style:style>
    <style:style style:name="T3" style:family="text">
      <style:text-properties officeooo:rsid="003ee638"/>
    </style:style>
    <style:style style:name="T4" style:family="text">
      <style:text-properties officeooo:rsid="0018616b"/>
    </style:style>
    <style:style style:name="T5" style:family="text">
      <style:text-properties officeooo:rsid="003ef173"/>
    </style:style>
    <style:style style:name="T6" style:family="text">
      <style:text-properties fo:font-size="10.5pt"/>
    </style:style>
    <style:style style:name="T7" style:family="text">
      <style:text-properties fo:font-size="10.5pt" officeooo:rsid="003ee638"/>
    </style:style>
    <style:style style:name="T8" style:family="text">
      <style:text-properties fo:background-color="transparent" loext:char-shading-value="0"/>
    </style:style>
    <style:style style:name="T9" style:family="text">
      <style:text-properties style:font-name="Courier New" fo:font-size="10.5pt"/>
    </style:style>
    <style:style style:name="T10" style:family="text">
      <style:text-properties style:font-name="Courier New" fo:font-size="10.5pt" officeooo:rsid="0048e463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background-color="transparent" loext:char-shading-value="0"/>
    </style:style>
    <style:style style:name="T13" style:family="text">
      <style:text-properties fo:font-style="normal" fo:background-color="transparent" loext:char-shading-value="0" style:font-style-asian="normal" style:font-style-complex="normal"/>
    </style:style>
    <style:style style:name="T14" style:family="text">
      <style:text-properties officeooo:rsid="001528b0"/>
    </style:style>
    <style:style style:name="T15" style:family="text">
      <style:text-properties officeooo:rsid="0016d9db"/>
    </style:style>
    <style:style style:name="T16" style:family="text">
      <style:text-properties officeooo:rsid="00194b04"/>
    </style:style>
    <style:style style:name="T17" style:family="text">
      <style:text-properties officeooo:rsid="001af181"/>
    </style:style>
    <style:style style:name="T18" style:family="text">
      <style:text-properties officeooo:rsid="00127c06"/>
    </style:style>
    <style:style style:name="T19" style:family="text">
      <style:text-properties officeooo:rsid="001f3f31"/>
    </style:style>
    <style:style style:name="T20" style:family="text">
      <style:text-properties officeooo:rsid="0026766b"/>
    </style:style>
    <style:style style:name="T21" style:family="text">
      <style:text-properties officeooo:rsid="00211c32"/>
    </style:style>
    <style:style style:name="T22" style:family="text">
      <style:text-properties officeooo:rsid="00220320"/>
    </style:style>
    <style:style style:name="T23" style:family="text">
      <style:text-properties officeooo:rsid="0025dcb9"/>
    </style:style>
    <style:style style:name="T24" style:family="text">
      <style:text-properties officeooo:rsid="002936a8"/>
    </style:style>
    <style:style style:name="T25" style:family="text">
      <style:text-properties officeooo:rsid="0029ad0b"/>
    </style:style>
    <style:style style:name="T26" style:family="text">
      <style:text-properties officeooo:rsid="002e902f"/>
    </style:style>
    <style:style style:name="T27" style:family="text">
      <style:text-properties officeooo:rsid="003ad176"/>
    </style:style>
    <style:style style:name="T28" style:family="text">
      <style:text-properties officeooo:rsid="003e3df6"/>
    </style:style>
    <style:style style:name="T29" style:family="text">
      <style:text-properties officeooo:rsid="003fc68a"/>
    </style:style>
    <style:style style:name="T30" style:family="text">
      <style:text-properties officeooo:rsid="004083f6"/>
    </style:style>
    <style:style style:name="T31" style:family="text">
      <style:text-properties officeooo:rsid="00440a9b"/>
    </style:style>
    <style:style style:name="T32" style:family="text">
      <style:text-properties officeooo:rsid="00452e45"/>
    </style:style>
  </office:automatic-styles>
  <office:body>
    <office:text text:use-soft-page-breaks="true">
      <office:forms form:automatic-focus="false" form:apply-design-mode="false"/>
      <text:tracked-changes>
        <text:changed-region xml:id="ct67835280" text:id="ct67835280">
          <text:deletion>
            <office:change-info>
              <dc:creator>Denis Kotlar</dc:creator>
              <dc:date>2017-04-24T15:05:49</dc:date>
            </office:change-info>
            <text:p text:style-name="Standard">n</text:p>
          </text:deletion>
        </text:changed-region>
        <text:changed-region xml:id="ct74530256" text:id="ct74530256">
          <text:insertion>
            <office:change-info>
              <dc:creator>Denis Kotlar</dc:creator>
              <dc:date>2017-06-12T12:01:00</dc:date>
            </office:change-info>
          </text:insertion>
        </text:changed-region>
        <text:changed-region xml:id="ct67933952" text:id="ct67933952">
          <text:insertion>
            <office:change-info>
              <dc:creator>Denis Kotlar</dc:creator>
              <dc:date>2017-06-12T12:02:00</dc:date>
            </office:change-info>
          </text:insertion>
        </text:changed-region>
        <text:changed-region xml:id="ct68129888" text:id="ct68129888">
          <text:insertion>
            <office:change-info>
              <dc:creator>Denis Kotlar</dc:creator>
              <dc:date>2017-06-12T12:03:00</dc:date>
            </office:change-info>
          </text:insertion>
        </text:changed-region>
        <text:changed-region xml:id="ct67261200" text:id="ct67261200">
          <text:insertion>
            <office:change-info>
              <dc:creator>Denis Kotlar</dc:creator>
              <dc:date>2017-06-12T12:04:00</dc:date>
            </office:change-info>
          </text:insertion>
        </text:changed-region>
        <text:changed-region xml:id="ct75301056" text:id="ct75301056">
          <text:insertion>
            <office:change-info>
              <dc:creator>Denis Kotlar</dc:creator>
              <dc:date>2017-06-12T12:05:00</dc:date>
            </office:change-info>
          </text:insertion>
        </text:changed-region>
        <text:changed-region xml:id="ct75333232" text:id="ct75333232">
          <text:insertion>
            <office:change-info>
              <dc:creator>Denis Kotlar</dc:creator>
              <dc:date>2017-06-12T12:10:00</dc:date>
            </office:change-info>
          </text:insertion>
        </text:changed-region>
        <text:changed-region xml:id="ct67566304" text:id="ct67566304">
          <text:deletion>
            <office:change-info>
              <dc:creator>Denis Kotlar</dc:creator>
              <dc:date>2017-04-24T15:07:49</dc:date>
            </office:change-info>
            <text:p text:style-name="P1">**** ?? </text:p>
          </text:deletion>
        </text:changed-region>
        <text:changed-region xml:id="ct68119424" text:id="ct68119424">
          <text:deletion>
            <office:change-info>
              <dc:creator>Denis Kotlar</dc:creator>
              <dc:date>2017-04-24T15:07:51</dc:date>
            </office:change-info>
            <text:p text:style-name="P1">lec</text:p>
          </text:deletion>
        </text:changed-region>
        <text:changed-region xml:id="ct68121552" text:id="ct68121552">
          <text:deletion>
            <office:change-info>
              <dc:creator>Denis Kotlar</dc:creator>
              <dc:date>2017-04-24T15:07:53</dc:date>
            </office:change-info>
            <text:p text:style-name="P1">ed</text:p>
          </text:deletion>
        </text:changed-region>
        <text:changed-region xml:id="ct68121776" text:id="ct68121776">
          <text:deletion>
            <office:change-info>
              <dc:creator>Denis Kotlar</dc:creator>
              <dc:date>2017-04-24T15:07:57</dc:date>
            </office:change-info>
            <text:p text:style-name="P1"><text:s/>?? ****</text:p>
          </text:deletion>
        </text:changed-region>
        <text:changed-region xml:id="ct67398736" text:id="ct67398736">
          <text:insertion>
            <office:change-info>
              <dc:creator>Denis Kotlar</dc:creator>
              <dc:date>2017-04-24T15:08:55</dc:date>
            </office:change-info>
          </text:insertion>
        </text:changed-region>
        <text:changed-region xml:id="ct67503520" text:id="ct67503520">
          <text:insertion>
            <office:change-info>
              <dc:creator>Denis Kotlar</dc:creator>
              <dc:date>2017-04-24T15:09:00</dc:date>
            </office:change-info>
          </text:insertion>
        </text:changed-region>
        <text:changed-region xml:id="ct67499248" text:id="ct67499248">
          <text:insertion>
            <office:change-info>
              <dc:creator>Denis Kotlar</dc:creator>
              <dc:date>2016-10-10T11:58:00</dc:date>
            </office:change-info>
          </text:insertion>
        </text:changed-region>
        <text:changed-region xml:id="ct68345168" text:id="ct68345168">
          <text:insertion>
            <office:change-info>
              <dc:creator>Denis Kotlar</dc:creator>
              <dc:date>2016-10-15T09:15:00</dc:date>
            </office:change-info>
          </text:insertion>
        </text:changed-region>
        <text:changed-region xml:id="ct68367952" text:id="ct68367952">
          <text:insertion>
            <office:change-info>
              <dc:creator>Denis Kotlar</dc:creator>
              <dc:date>2017-03-05T11:48:00</dc:date>
            </office:change-info>
          </text:insertion>
        </text:changed-region>
        <text:changed-region xml:id="ct68359600" text:id="ct68359600">
          <text:insertion>
            <office:change-info>
              <dc:creator>Denis Kotlar</dc:creator>
              <dc:date>2017-03-05T11:49:00</dc:date>
            </office:change-info>
          </text:insertion>
        </text:changed-region>
        <text:changed-region xml:id="ct68382992" text:id="ct68382992">
          <text:insertion>
            <office:change-info>
              <dc:creator>Denis Kotlar</dc:creator>
              <dc:date>2017-04-24T15:11:4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95330774106955743" text:style-name="Outline">
        <text:list-item>
          <text:h text:style-name="P36" text:outline-level="1"><text:bookmark-start text:name="__RefHeading__5776_1776152697"/>Error messages<text:bookmark-end text:name="__RefHeading__5776_1776152697"/></text:h>
        </text:list-item>
      </text:list>
      <text:p text:style-name="P19">The system-defined error/event numbers are chosen on an enumerated (<text:span text:style-name="T6">“</text:span>1 of N<text:span text:style-name="T6">”</text:span>) basis. The SCPI-defined error/event numbers and the &lt;error/event_description&gt; portions of the full queue item are listed here. The first error/event described in each class (for example, -100, -200, -300, -400) is a <text:span text:style-name="T6">“</text:span>generic<text:span text:style-name="T6">”</text:span> error.</text:p>
      <text:list xml:id="list123229554937524" text:continue-numbering="true" text:style-name="Outline">
        <text:list-item>
          <text:list>
            <text:list-item>
              <text:h text:style-name="Heading_20_2" text:outline-level="2">Command Error [-199, -100]</text:h>
            </text:list-item>
          </text:list>
        </text:list-item>
      </text:list>
      <text:p text:style-name="Standard">An &lt;error/event number&gt; in the range [-199, -100] indicates that a<text:change text:change-id="ct67835280"/> syntax error has been detected by the PSU’s <text:span text:style-name="T2">SCPI command </text:span>parser. The occurrence of an error in this class cause the command error bit (CME, bit 5) in the Standard Event Status Register (<text:span text:style-name="T8">see </text:span><text:a xlink:type="simple" xlink:href="http://www.envox.hr/eez/bench-power-supply/psu-scpi-reference-manual/psu-scpi-registers-and-queues.html#std_even_stat_reg" text:style-name="Internet_20_link" text:visited-style-name="Visited_20_Internet_20_Link"><text:span text:style-name="T8">Section 3.1</text:span></text:a>) to be set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header">Return string</text:p>
          </table:table-cell>
          <table:table-cell table:style-name="Table1.A1" office:value-type="string">
            <text:p text:style-name="table_5f_header">Description</text:p>
          </table:table-cell>
        </table:table-row>
        <table:table-row>
          <table:table-cell table:style-name="Table1.A2" office:value-type="string">
            <text:p text:style-name="cmd_5f_code">0,"No error<text:span text:style-name="T9">"</text:span></text:p>
          </table:table-cell>
          <table:table-cell table:style-name="Table1.A2" office:value-type="string">
            <text:p text:style-name="Standard">The queue is completely empty. Every error/event in the queue has been read, or the queue was purposely cleared by <text:span text:style-name="T2">a </text:span>power-on <text:span text:style-name="T2">event</text:span>, *CLS, etc.</text:p>
          </table:table-cell>
        </table:table-row>
        <table:table-row>
          <table:table-cell table:style-name="Table1.A3" office:value-type="string">
            <text:p text:style-name="P23">−100,"Command error<text:span text:style-name="T9">"</text:span></text:p>
          </table:table-cell>
          <table:table-cell table:style-name="Table1.A3" office:value-type="string">
            <text:p text:style-name="P4">Generic syntax error.</text:p>
          </table:table-cell>
        </table:table-row>
        <table:table-row>
          <table:table-cell table:style-name="Table1.A4" office:value-type="string">
            <text:p text:style-name="cmd_5f_code">-101,"Invalid character<text:span text:style-name="T9">"</text:span> </text:p>
          </table:table-cell>
          <table:table-cell table:style-name="Table1.B4" office:value-type="string">
            <text:p text:style-name="P2">An invalid character was found in the command string. <text:span text:style-name="T2">There may be </text:span>a character such as #, $, or % in the command keyword or within a parameter. </text:p>
            <text:p text:style-name="P2"/>
            <text:p text:style-name="P2">Example: </text:p>
            <text:p text:style-name="cmd_5f_code_5f_single">OUTP:STAT #ON </text:p>
          </table:table-cell>
        </table:table-row>
        <table:table-row>
          <table:table-cell table:style-name="Table1.A3" office:value-type="string">
            <text:p text:style-name="cmd_5f_code">-103,"Invalid separator<text:span text:style-name="T9">"</text:span> </text:p>
          </table:table-cell>
          <table:table-cell table:style-name="Table1.A3" office:value-type="string">
            <text:p text:style-name="P2">An invalid separator was found in the command string. <text:span text:style-name="T2">There may be </text:span>a comma instead of a colon, semicolon, or blank space, or <text:span text:style-name="T2">a </text:span>blank space instead of a comma. </text:p>
            <text:p text:style-name="P2"/>
            <text:p text:style-name="P2">Example: </text:p>
            <text:p text:style-name="cmd_5f_code_5f_single">TRIG:SOUR,BUS</text:p>
          </table:table-cell>
        </table:table-row>
        <table:table-row table:style-name="Table1.6">
          <table:table-cell table:style-name="Table1.A6" office:value-type="string">
            <text:p text:style-name="cmd_5f_code">-104,"Data type error<text:span text:style-name="T9">"</text:span></text:p>
          </table:table-cell>
          <table:table-cell table:style-name="Table1.A6" office:value-type="string">
            <text:p text:style-name="P2">The wrong parameter type was found in the command string. <text:span text:style-name="T2">A string might have been sent </text:span>w<text:span text:style-name="T2">h</text:span>e<text:span text:style-name="T2">n</text:span> a string was expected, or vice versa. </text:p>
            <text:p text:style-name="P2"/>
            <text:p text:style-name="P2">Example (<text:span text:style-name="T2">the </text:span>password <text:span text:style-name="T2">must be a </text:span>quoted string):</text:p>
            <text:p text:style-name="cmd_5f_code_5f_single">CAL ON, 123</text:p>
          </table:table-cell>
        </table:table-row>
        <table:table-row table:style-name="Table1.6">
          <table:table-cell table:style-name="Table1.A7" office:value-type="string">
            <text:p text:style-name="cmd_5f_code">-108,"Parameter not allowed<text:span text:style-name="T9">"</text:span> </text:p>
          </table:table-cell>
          <table:table-cell table:style-name="Table1.A7" office:value-type="string">
            <text:p text:style-name="P2">More parameters were received than expected for the command. <text:span text:style-name="T2">There may be </text:span>an extra parameter, or parameter <text:span text:style-name="T2">added </text:span>to a command that does not accept a parameter.</text:p>
            <text:p text:style-name="P2"/>
            <text:p text:style-name="P2">Example: </text:p>
            <text:p text:style-name="cmd_5f_code_5f_single">INST CH1, CH2</text:p>
          </table:table-cell>
        </table:table-row>
        <table:table-row>
          <table:table-cell table:style-name="Table1.A2" office:value-type="string">
            <text:p text:style-name="cmd_5f_code">-109,"Missing parameter<text:span text:style-name="T9">"</text:span> </text:p>
          </table:table-cell>
          <table:table-cell table:style-name="Table1.A2" office:value-type="string">
            <text:p text:style-name="P2">Fewer parameters were received than expected for the command. <text:span text:style-name="T2">O</text:span>ne or more parameters that are required for this command <text:span text:style-name="T2">was not received</text:span>.</text:p>
            <text:p text:style-name="P2"/>
            <text:p text:style-name="P2">Example: </text:p>
            <text:p text:style-name="cmd_5f_code_5f_single">APPL</text:p>
          </table:table-cell>
        </table:table-row>
        <table:table-row>
          <table:table-cell table:style-name="Table1.A3" office:value-type="string">
            <text:p text:style-name="cmd_5f_code">-113,"Undefined header<text:span text:style-name="T9">"</text:span></text:p>
          </table:table-cell>
          <table:table-cell table:style-name="Table1.A3" office:value-type="string">
            <text:p text:style-name="P2">A command was received that is not valid for this PSU. <text:span text:style-name="T2">T</text:span>he command <text:span text:style-name="T2">may have been misspelled, </text:span>or it may not be a valid command. <text:span text:style-name="T2">S</text:span>hort form<text:span text:style-name="T2">s</text:span> of command<text:span text:style-name="T2">s</text:span>, may contain up to four letters.</text:p>
            <text:p text:style-name="P2"/>
            <text:p text:style-name="P2"><text:soft-page-break/>Example:</text:p>
            <text:p text:style-name="cmd_5f_code_5f_single">MEASU:CURR?</text:p>
          </table:table-cell>
        </table:table-row>
        <table:table-row table:style-name="Table1.10">
          <table:table-cell table:style-name="Table1.A6" office:value-type="string">
            <text:p text:style-name="cmd_5f_code">-114,"Header suffix out of range<text:span text:style-name="T9">"</text:span></text:p>
          </table:table-cell>
          <table:table-cell table:style-name="Table1.A6" office:value-type="string">
            <text:p text:style-name="P2">The numeric suffix attached to a command header is not one of the allowable values.</text:p>
            <text:p text:style-name="P2"/>
            <text:p text:style-name="P2">Example: </text:p>
            <text:p text:style-name="cmd_5f_code_5f_single">STAT:QUES:INST:ISUM3?</text:p>
          </table:table-cell>
        </table:table-row>
        <table:table-row>
          <table:table-cell table:style-name="Table1.A3" office:value-type="string">
            <text:p text:style-name="P23">-131,"Invalid suffix<text:span text:style-name="T9">"</text:span></text:p>
          </table:table-cell>
          <table:table-cell table:style-name="Table1.A3" office:value-type="string">
            <text:p text:style-name="P4">A suffix was incorrectly specified for a numeric parameter. <text:span text:style-name="T2">It may have been </text:span>misspelled.</text:p>
            <text:p text:style-name="P4"/>
            <text:p text:style-name="P4">Example (use A instead of V): </text:p>
            <text:p text:style-name="P32">VOLT 3A</text:p>
          </table:table-cell>
        </table:table-row>
        <table:table-row>
          <table:table-cell table:style-name="Table1.A2" office:value-type="string">
            <text:p text:style-name="P23">-138,"Suffix not allowed<text:span text:style-name="T9">"</text:span></text:p>
          </table:table-cell>
          <table:table-cell table:style-name="Table1.A2" office:value-type="string">
            <text:p text:style-name="P4">A suffix was received following a numeric parameter which does not accept a suffix.</text:p>
            <text:p text:style-name="P4"/>
            <text:p text:style-name="P4">Example (SEC is not a valid suffix):</text:p>
            <text:p text:style-name="P32">STAT:QUES:ENAB 10 SEC</text:p>
          </table:table-cell>
        </table:table-row>
        <table:table-row>
          <table:table-cell table:style-name="Table1.A3" office:value-type="string">
            <text:p text:style-name="P23">-151,"Invalid string data<text:span text:style-name="T9">"</text:span></text:p>
          </table:table-cell>
          <table:table-cell table:style-name="Table1.A3" office:value-type="string">
            <text:p text:style-name="P4">An invalid character string was received. Check to see if you have enclosed the character string in single or double quotes.</text:p>
            <text:p text:style-name="P4"/>
            <text:p text:style-name="P4">Example: </text:p>
            <text:p text:style-name="P32">DISP:TEXT ’ON</text:p>
          </table:table-cell>
        </table:table-row>
      </table:table>
      <text:list xml:id="list123230587648134" text:continue-numbering="true" text:style-name="Outline">
        <text:list-item>
          <text:list>
            <text:list-item>
              <text:h text:style-name="Heading_20_2" text:outline-level="2">Execution Error [-299, -200]</text:h>
            </text:list-item>
          </text:list>
        </text:list-item>
      </text:list>
      <text:p text:style-name="Standard">An &lt;error/event number&gt; in the range [-299, -200] indicates an error has been detected by the PSU’s execution control block. The occurrence of any error in this class <text:span text:style-name="T2">sets </text:span>the execution error bit (EXE, bit 4) in the Standard Event Status Register (<text:span text:style-name="T8">see </text:span><text:a xlink:type="simple" xlink:href="http://www.envox.hr/eez/bench-power-supply/psu-scpi-reference-manual/psu-scpi-registers-and-queues.html#std_even_stat_reg" text:style-name="Internet_20_link" text:visited-style-name="Visited_20_Internet_20_Link"><text:span text:style-name="T8">Section 3.1</text:span></text:a>). One of the following events has occurred:</text:p>
      <text:list xml:id="list4624190955276632474" text:style-name="List_20_1">
        <text:list-item>
          <text:p text:style-name="List_20_1_20_Start">A &lt;PROGRAM DATA&gt; element following a header was evaluated by the <text:span text:style-name="T2">PSU</text:span> as outside of its legal input range, or <text:span text:style-name="T2">as</text:span> otherwise inconsistent with the PSU’s capabilities.</text:p>
        </text:list-item>
        <text:list-item>
          <text:p text:style-name="List_20_1_20_End">A valid program message could not be properly executed. <text:s/><text:span text:style-name="T2">Probably</text:span> due to some PSU condition.</text:p>
        </text:list-item>
      </text:list>
      <text:p text:style-name="Standard">Execution errors will be reported by the PSU after rounding and expression evaluation ha<text:span text:style-name="T2">s</text:span> taken place. Rounding a numeric data element, for example, will not be reported as an execution error. Events that generate execution errors will not generate Command Errors, device-specific errors, or Query Errors; see the other error definitions in this section.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5f_header">Return string</text:p>
          </table:table-cell>
          <table:table-cell table:style-name="Table2.A1" office:value-type="string">
            <text:p text:style-name="table_5f_header">Description</text:p>
          </table:table-cell>
        </table:table-row>
        <table:table-row>
          <table:table-cell table:style-name="Table2.A2" office:value-type="string">
            <text:p text:style-name="cmd_5f_code">-200,"Execution error<text:span text:style-name="T9">"</text:span></text:p>
          </table:table-cell>
          <table:table-cell table:style-name="Table2.B2" office:value-type="string">
            <text:p text:style-name="P2">This is the generic execution error when more specific error is not assigned in the case that command execution failed.</text:p>
          </table:table-cell>
        </table:table-row>
        <table:table-row>
          <table:table-cell table:style-name="Table2.A5" office:value-type="string">
            <text:p text:style-name="cmd_5f_code">-221,"<text:span text:style-name="T11">Settings conflict</text:span><text:span text:style-name="T9">"</text:span></text:p>
          </table:table-cell>
          <table:table-cell table:style-name="Table2.B5" office:value-type="string">
            <text:p text:style-name="P6">Indicates that a legal program data element was parsed but could not be executed due to the current device state. </text:p>
            <text:p text:style-name="P6"/>
            <text:p text:style-name="P6">Example (an attempt to enter low ripple mode while remote programming is activated):</text:p>
            <text:p text:style-name="cmd_5f_code_20_Start">VOLT:PROG EXT</text:p>
            <text:p text:style-name="cmd_5f_code_20_End">LRIP ON</text:p>
          </table:table-cell>
        </table:table-row>
        <table:table-row table:style-name="Table2.1">
          <table:table-cell table:style-name="Table2.A4" office:value-type="string">
            <text:p text:style-name="cmd_5f_code">-222,"Data out of range<text:span text:style-name="T9">"</text:span></text:p>
          </table:table-cell>
          <table:table-cell table:style-name="Table2.A4" office:value-type="string">
            <text:p text:style-name="P6">A numeric parameter value is outside the valid range for the command. </text:p>
            <text:p text:style-name="P6"/>
            <text:p text:style-name="P6"><text:soft-page-break/>Example:</text:p>
            <text:p text:style-name="cmd_5f_code_5f_single">VOLT 166</text:p>
          </table:table-cell>
        </table:table-row>
        <table:table-row>
          <table:table-cell table:style-name="Table2.A5" office:value-type="string">
            <text:p text:style-name="cmd_5f_code">-223,"Too much data<text:span text:style-name="T9">"</text:span></text:p>
          </table:table-cell>
          <table:table-cell table:style-name="Table2.B5" office:value-type="string">
            <text:p text:style-name="P2">A character string was received but could not be executed because the string length was more than 32 characters. This error can be generated by the CALibration:REMark command.</text:p>
          </table:table-cell>
        </table:table-row>
        <table:table-row table:style-name="Table2.1">
          <table:table-cell table:style-name="Table2.A4" office:value-type="string">
            <text:p text:style-name="cmd_5f_code">-224,"Illegal parameter value<text:span text:style-name="T9">"</text:span></text:p>
          </table:table-cell>
          <table:table-cell table:style-name="Table2.A4" office:value-type="string">
            <text:p text:style-name="P2">A discrete parameter was received which was not a valid choice for the command. You may have used an invalid parameter choice.</text:p>
            <text:p text:style-name="P2"/>
            <text:p text:style-name="P2">Example:</text:p>
            <text:p text:style-name="cmd_5f_code_5f_single">VOLT ON </text:p>
          </table:table-cell>
        </table:table-row>
        <table:table-row table:style-name="Table2.1">
          <table:table-cell table:style-name="Table2.A7" office:value-type="string">
            <text:p text:style-name="P37"><text:change-start text:change-id="ct74530256"/><text:span text:style-name="T9">-2</text:span><text:span text:style-name="T10">3</text:span><text:span text:style-name="T9">0,"</text:span><text:span text:style-name="T10">Digital pin function mismatch</text:span><text:span text:style-name="T9">"</text:span><text:change-end text:change-id="ct74530256"/></text:p>
          </table:table-cell>
          <table:table-cell table:style-name="Table2.A7" office:value-type="string">
            <text:p text:style-name="P35"><text:change-start text:change-id="ct67933952"/>Operation with digital pin is not possible due to incorrect function definition.</text:p>
            <text:p text:style-name="P35"/>
            <text:p text:style-name="P35">Ex<text:change-end text:change-id="ct67933952"/><text:change-start text:change-id="ct68129888"/>ample:<text:change-end text:change-id="ct68129888"/><text:change-start text:change-id="ct67261200"/></text:p>
            <text:p text:style-name="P39">DIG:<text:change-end text:change-id="ct67261200"/><text:change-start text:change-id="ct75301056"/>PIN1:FUNC INH<text:change-end text:change-id="ct75301056"/><text:change-start text:change-id="ct75333232"/></text:p>
            <text:p text:style-name="P38">DIG:INP:DATA? 1<text:change-end text:change-id="ct75333232"/></text:p>
          </table:table-cell>
        </table:table-row>
        <table:table-row table:style-name="Table2.1">
          <table:table-cell table:style-name="Table2.A4" office:value-type="string">
            <text:p text:style-name="cmd_5f_code">-240,"Hardware error<text:span text:style-name="T9">"</text:span></text:p>
          </table:table-cell>
          <table:table-cell table:style-name="Table2.A4" office:value-type="string">
            <text:p text:style-name="Standard">Command or query could not be executed because failure is detected during power-up self-test. Use <text:span text:style-name="T2">the </text:span>*TST? command to query self-test results. <text:span text:style-name="T12">See also </text:span><text:a xlink:type="simple" xlink:href="http://www.envox.hr/eez/bench-power-supply/psu-scpi-reference-manual/psu-scpi-error-messages.html#self-test_err_msg" text:style-name="Internet_20_link" text:visited-style-name="Visited_20_Internet_20_Link">Section 7.3.1</text:a></text:p>
          </table:table-cell>
        </table:table-row>
        <table:table-row table:style-name="Table2.1">
          <table:table-cell table:style-name="Table2.A7" office:value-type="string">
            <text:p text:style-name="cmd_5f_code">-241,"<text:span text:style-name="T9">Option not installed"</text:span></text:p>
          </table:table-cell>
          <table:table-cell table:style-name="Table2.A7" office:value-type="string">
            <text:p text:style-name="Standard">Command or query could not be executed because of missing PSU hardware.</text:p>
            <text:p text:style-name="Standard"/>
            <text:p text:style-name="Standard">Example (remote sense cannot be activated when BP_OPTION is false):</text:p>
            <text:p text:style-name="cmd_5f_code_5f_single">OUTP:SENS ON</text:p>
          </table:table-cell>
        </table:table-row>
        <table:table-row table:style-name="Table2.1">
          <table:table-cell table:style-name="Table2.A4" office:value-type="string">
            <text:p text:style-name="cmd_5f_code">-242,"CH1 fault detected<text:span text:style-name="T9">"</text:span></text:p>
          </table:table-cell>
          <table:table-cell table:style-name="Table2.A4" office:value-type="string">
            <text:p text:style-name="Standard"><text:span text:style-name="T2">A </text:span>POWERGOOD signal failure <text:span text:style-name="T2">has been </text:span>detected on <text:span text:style-name="T29">C</text:span>hannel 1. If such <text:span text:style-name="T2">a </text:span>condition <text:span text:style-name="T2">has</text:span> happened, PSU <text:span text:style-name="T2">firmware </text:span>will be immediately put into the stand-by mode.</text:p>
          </table:table-cell>
        </table:table-row>
        <table:table-row table:style-name="Table2.1">
          <table:table-cell table:style-name="Table2.A7" office:value-type="string">
            <text:p text:style-name="cmd_5f_code">-243,"CH2 fault detected<text:span text:style-name="T9">"</text:span></text:p>
          </table:table-cell>
          <table:table-cell table:style-name="Table2.A7" office:value-type="string">
            <text:p text:style-name="Standard"><text:span text:style-name="T2">A </text:span>POWERGOOD signal failure <text:span text:style-name="T2">has been </text:span>detected on <text:span text:style-name="T29">C</text:span>hannel 2. If such condition <text:span text:style-name="T2">has</text:span> happened, the PSU <text:span text:style-name="T2">firmware </text:span>will be immediately put into the stand-by mode.</text:p>
          </table:table-cell>
        </table:table-row>
        <table:table-row table:style-name="Table2.1">
          <table:table-cell table:style-name="Table2.A4" office:value-type="string">
            <text:p text:style-name="cmd_5f_code">-24<text:span text:style-name="T22">5</text:span>,"CH1 <text:span text:style-name="T22">output </text:span>fault detected<text:span text:style-name="T9">"</text:span></text:p>
          </table:table-cell>
          <table:table-cell table:style-name="Table2.A4" office:value-type="string">
            <text:p text:style-name="P10">A prohibited state <text:span text:style-name="T2">has been </text:span>detected on the <text:span text:style-name="T29">C</text:span>hannel 1 output (e.g., negative power is measured for extended period of time). The <text:span text:style-name="T29">C</text:span>hannel <text:span text:style-name="T2">1 </text:span>output will be turned off.</text:p>
          </table:table-cell>
        </table:table-row>
        <table:table-row table:style-name="Table2.1">
          <table:table-cell table:style-name="Table2.A7" office:value-type="string">
            <text:p text:style-name="cmd_5f_code"><text:bookmark-start text:name="__DdeLink__899_1902549637"/>-24<text:span text:style-name="T22">6</text:span>,"CH2 <text:span text:style-name="T22">output </text:span>fault detected<text:span text:style-name="T9">"</text:span><text:bookmark-end text:name="__DdeLink__899_1902549637"/></text:p>
          </table:table-cell>
          <table:table-cell table:style-name="Table2.A7" office:value-type="string">
            <text:p text:style-name="P10">A prohibited state <text:span text:style-name="T2">has been</text:span> detected on the <text:span text:style-name="T29">C</text:span>hannel 2 output (e.g., negative power is measured for extended period of time). The <text:span text:style-name="T29">C</text:span>hannel <text:span text:style-name="T2">2 </text:span>output will be turned off.</text:p>
          </table:table-cell>
        </table:table-row>
      </table:table>
      <text:p text:style-name="Standard"/>
      <text:list xml:id="list123229787579265" text:continue-list="list123230587648134" text:style-name="Outline">
        <text:list-item>
          <text:list>
            <text:list-item>
              <text:h text:style-name="Heading_20_2" text:outline-level="2">Device-Specific Error [-399, -300], [1, 32767] </text:h>
            </text:list-item>
          </text:list>
        </text:list-item>
      </text:list>
      <text:p text:style-name="Standard">An &lt;error/event number&gt; in the range [-399, -300] or [1, 32767] indicates that the PSU has detected an error which is not a command error, a query error, or an execution error. <text:s/><text:span text:style-name="T2">Most likely,</text:span> some PSU operations did not properly complete, possibly due to an abnormal hardware or firmware condition. These codes are also used for self-test response errors. The occurrence of any error in this class <text:span text:style-name="T2">sets</text:span> the device-specific error bit (DDE, bit 3) in the Standard Event Status Register (<text:span text:style-name="T8">see </text:span><text:a xlink:type="simple" xlink:href="http://www.envox.hr/eez/bench-power-supply/psu-scpi-reference-manual/psu-scpi-registers-and-queues.html#std_even_stat_reg" text:style-name="Internet_20_link" text:visited-style-name="Visited_20_Internet_20_Link"><text:span text:style-name="T8">Section 3.1</text:span></text:a>). </text:p>
      <text:p text:style-name="Standard"/>
      <text:p text:style-name="Standard">Events that generate device-specific errors do not generate command errors, execution errors, or query errors; see the other error definitions in this section.</text:p>
      <text:p text:style-name="Standard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table_5f_header">Return string</text:p>
          </table:table-cell>
          <table:table-cell table:style-name="Table43.A1" office:value-type="string">
            <text:p text:style-name="table_5f_header">Description</text:p>
          </table:table-cell>
        </table:table-row>
        <text:soft-page-break/>
        <table:table-row>
          <table:table-cell table:style-name="Table43.A19" office:value-type="string">
            <text:p text:style-name="P24">-211,"Trigger ignored"</text:p>
          </table:table-cell>
          <table:table-cell table:style-name="Table43.B19" office:value-type="string">
            <text:p text:style-name="P1">A *TRG was received but the trigger was ignored. The trigger source should be <text:change text:change-id="ct67566304"/>se<text:change text:change-id="ct68119424"/>t<text:change text:change-id="ct68121552"/> to the BUS<text:change text:change-id="ct68121776"/> and the trigger subsystem should be initiated by the INITiate[:IMMidate] command.</text:p>
          </table:table-cell>
        </table:table-row>
        <table:table-row>
          <table:table-cell table:style-name="Table43.A22" office:value-type="string">
            <text:p text:style-name="P24">-213,"Init ignored"</text:p>
          </table:table-cell>
          <table:table-cell table:style-name="Table43.B22" office:value-type="string">
            <text:p text:style-name="P1">An INITiate command was received but could not be executed because a measurement was already in progress.</text:p>
          </table:table-cell>
        </table:table-row>
        <table:table-row>
          <table:table-cell table:style-name="Table43.A19" office:value-type="string">
            <text:p text:style-name="P25">-220,"Cannot set range"</text:p>
          </table:table-cell>
          <table:table-cell table:style-name="Table43.B19" office:value-type="string">
            <text:p text:style-name="P12"><text:span text:style-name="T2">The m</text:span>easurement range cannot be <text:span text:style-name="T27">set because the currently measured value is higher then range max value. </text:span></text:p>
            <text:p text:style-name="P12"/>
            <text:p text:style-name="P13">Example:</text:p>
            <text:p text:style-name="cmd_5f_code_20_Start">CURR?</text:p>
            <text:p text:style-name="cmd_5f_code_20_End">2.33</text:p>
            <text:p text:style-name="cmd_5f_code">SENS:CURR:RANG 0.5</text:p>
          </table:table-cell>
        </table:table-row>
        <table:table-row>
          <table:table-cell table:style-name="Table43.A19" office:value-type="string">
            <text:p text:style-name="P24">-310,"System error"</text:p>
          </table:table-cell>
          <table:table-cell table:style-name="Table43.B19" office:value-type="string">
            <text:p text:style-name="P11"><text:span text:style-name="T3">An i</text:span>nternal firmware error <text:span text:style-name="T3">has been detected</text:span>.</text:p>
          </table:table-cell>
        </table:table-row>
        <table:table-row>
          <table:table-cell table:style-name="Table43.A22" office:value-type="string">
            <text:p text:style-name="cmd_5f_code">-330,"Self-test failed<text:span text:style-name="T9">"</text:span></text:p>
          </table:table-cell>
          <table:table-cell table:style-name="Table43.B22" office:value-type="string">
            <text:p text:style-name="P2">The PSU’s complete self-test failed from the remote interface (*TST? command). In addition to this error, more specific self-test errors are also reported.<text:span text:style-name="T8"> See also </text:span><text:a xlink:type="simple" xlink:href="http://www.envox.hr/eez/bench-power-supply/psu-scpi-reference-manual/psu-scpi-error-messages.html#self-test_err_msg" text:style-name="Internet_20_link" text:visited-style-name="Visited_20_Internet_20_Link"><text:span text:style-name="T8">Section </text:span></text:a><text:a xlink:type="simple" xlink:href="http://www.envox.hr/eez/bench-power-supply/psu-scpi-reference-manual/psu-scpi-error-messages.html#self-test_err_msg" text:style-name="Internet_20_link" text:visited-style-name="Visited_20_Internet_20_Link"><text:span text:style-name="T13">7.3.1</text:span></text:a></text:p>
          </table:table-cell>
        </table:table-row>
        <table:table-row>
          <table:table-cell table:style-name="Table43.A19" office:value-type="string">
            <text:p text:style-name="cmd_5f_code">-350,"Queue overflow<text:span text:style-name="T9">"</text:span></text:p>
          </table:table-cell>
          <table:table-cell table:style-name="Table43.B19" office:value-type="string">
            <text:p text:style-name="P2">The error queue is full because more than 16 errors have occurred. No additional errors <text:span text:style-name="T1">will be </text:span>stored until errors <text:span text:style-name="T1">have been removed </text:span>from the queue. The error queue is cleared when power has been turned off, or after a *CLS (clear status) command has been executed.</text:p>
          </table:table-cell>
        </table:table-row>
        <table:table-row>
          <table:table-cell table:style-name="Table43.A22" office:value-type="string">
            <text:p text:style-name="cmd_5f_code">-363,"Input buffer overrun<text:span text:style-name="T9">"</text:span></text:p>
          </table:table-cell>
          <table:table-cell table:style-name="Table43.B22" office:value-type="string">
            <text:p text:style-name="P2">Input buffer overrun. <text:span text:style-name="T1">The </text:span>Serial or Ethernet port input buffer <text:span text:style-name="T1">has lost data due to an </text:span>overflow.</text:p>
          </table:table-cell>
        </table:table-row>
        <table:table-row>
          <table:table-cell table:style-name="Table43.A19" office:value-type="string">
            <text:p text:style-name="cmd_5f_code">100,"<text:span text:style-name="T9">Channel not found"</text:span></text:p>
          </table:table-cell>
          <table:table-cell table:style-name="Table43.B19" office:value-type="string">
            <text:p text:style-name="P2"><text:span text:style-name="T1">A n</text:span>on existing channel number <text:span text:style-name="T1">has been </text:span>specified.</text:p>
            <text:p text:style-name="P2"/>
            <text:p text:style-name="P2">Example:</text:p>
            <text:p text:style-name="cmd_5f_code_20_Start">SOUR3:VOLT?</text:p>
          </table:table-cell>
        </table:table-row>
        <table:table-row>
          <table:table-cell table:style-name="Table43.A22" office:value-type="string">
            <text:p text:style-name="cmd_5f_code">101,"Calibration mode is off<text:span text:style-name="T9">"</text:span></text:p>
          </table:table-cell>
          <table:table-cell table:style-name="Table43.B22" office:value-type="string">
            <text:p text:style-name="Standard">Calibration is not enabled. The PSU will not accept calibration commands.</text:p>
          </table:table-cell>
        </table:table-row>
        <table:table-row>
          <table:table-cell table:style-name="Table43.A19" office:value-type="string">
            <text:p text:style-name="cmd_5f_code">102,"Invalid cal password<text:span text:style-name="T9">"</text:span></text:p>
          </table:table-cell>
          <table:table-cell table:style-name="Table43.B19" office:value-type="string">
            <text:p text:style-name="Standard">The calibration password is incorrect.</text:p>
          </table:table-cell>
        </table:table-row>
        <table:table-row>
          <table:table-cell table:style-name="Table43.A22" office:value-type="string">
            <text:p text:style-name="cmd_5f_code">104,"Bad sequence of cal commands<text:span text:style-name="T9">"</text:span></text:p>
          </table:table-cell>
          <table:table-cell table:style-name="Table43.B22" office:value-type="string">
            <text:p text:style-name="Standard">Calibration commands have not been entered in the proper sequence.</text:p>
          </table:table-cell>
        </table:table-row>
        <table:table-row>
          <table:table-cell table:style-name="Table43.A19" office:value-type="string">
            <text:p text:style-name="cmd_5f_code">105,"Cal password too long<text:span text:style-name="T9">"</text:span></text:p>
          </table:table-cell>
          <table:table-cell table:style-name="Table43.B19" office:value-type="string">
            <text:p text:style-name="Standard">A calibration password was received which contained more than 16 characters.</text:p>
          </table:table-cell>
        </table:table-row>
        <table:table-row>
          <table:table-cell table:style-name="Table43.A22" office:value-type="string">
            <text:p text:style-name="cmd_5f_code">106,"Cal password too short<text:span text:style-name="T9">"</text:span></text:p>
          </table:table-cell>
          <table:table-cell table:style-name="Table43.B22" office:value-type="string">
            <text:p text:style-name="Standard">A calibration password was received which contained less than 4 characters.</text:p>
          </table:table-cell>
        </table:table-row>
        <table:table-row>
          <table:table-cell table:style-name="Table43.A19" office:value-type="string">
            <text:p text:style-name="cmd_5f_code">107,"Cal value out of range<text:span text:style-name="T9">"</text:span></text:p>
          </table:table-cell>
          <table:table-cell table:style-name="Table43.B19" office:value-type="string">
            <text:p text:style-name="Standard">The specified calibration value (CALibration:CURRent:DATA or CALibration:VOLTage:DATA) is not valid for the <text:span text:style-name="T1">PSU's </text:span>present measurement function and range.</text:p>
          </table:table-cell>
        </table:table-row>
        <table:table-row>
          <table:table-cell table:style-name="Table43.A22" office:value-type="string">
            <text:p text:style-name="cmd_5f_code">108,"Cal output disabled<text:span text:style-name="T9">"</text:span></text:p>
          </table:table-cell>
          <table:table-cell table:style-name="Table43.B22" office:value-type="string">
            <text:p text:style-name="Standard"><text:span text:style-name="T1">The </text:span>Calibration <text:span text:style-name="T1">operation has been </text:span>aborted by sending the OUTP<text:span text:style-name="T19">ut</text:span> OFF command during an output calibration.</text:p>
          </table:table-cell>
        </table:table-row>
        <table:table-row>
          <table:table-cell table:style-name="Table43.A19" office:value-type="string">
            <text:p text:style-name="cmd_5f_code">109,"Invalid cal data<text:span text:style-name="T9">"</text:span></text:p>
          </table:table-cell>
          <table:table-cell table:style-name="Table43.B19" office:value-type="string">
            <text:p text:style-name="P14">One or more calibration data value<text:span text:style-name="T1">s are impossible</text:span><text:change-start text:change-id="ct67398736"/><text:span text:style-name="T1"> or out of rang</text:span><text:change-end text:change-id="ct67398736"/><text:change-start text:change-id="ct67503520"/><text:span text:style-name="T1">e</text:span><text:change-end text:change-id="ct67503520"/><text:span text:style-name="T1">, and will p</text:span>rohibit <text:span text:style-name="T1">the </text:span>calibration parameters calculation. </text:p>
            <text:p text:style-name="P14"/>
            <text:p text:style-name="P14">For example <text:span text:style-name="T1">the </text:span>MID value is lower then MIN, or <text:span text:style-name="T1">the </text:span>MIN <text:span text:style-name="T1">value </text:span>is higher then MAX, or <text:span text:style-name="T1">the </text:span>MID value is <text:span text:style-name="T1">so </text:span>out of accepted tolerance that it cannot be predicted with newly calculated calibration parameters. </text:p>
          </table:table-cell>
        </table:table-row>
        <table:table-row>
          <table:table-cell table:style-name="Table43.A22" office:value-type="string">
            <text:p text:style-name="cmd_5f_code">110,"Cal params missing or corrupted<text:span text:style-name="T9">"</text:span></text:p>
          </table:table-cell>
          <table:table-cell table:style-name="Table43.B22" office:value-type="string">
            <text:p text:style-name="Standard">Calibration parameters activation <text:span text:style-name="T1">started b</text:span>y <text:span text:style-name="T1">the </text:span>CALibration:STATe ON, <text:span text:style-name="T6">"</text:span>&lt;password&gt;<text:span text:style-name="T6">"</text:span> <text:span text:style-name="T1">command </text:span>failed because calibration has never been conducted or existing <text:soft-page-break/>parameters are corrupted. </text:p>
          </table:table-cell>
        </table:table-row>
        <table:table-row>
          <table:table-cell table:style-name="Table43.A19" office:value-type="string">
            <text:p text:style-name="cmd_5f_code">111,"No new cal data exists<text:span text:style-name="T9">"</text:span></text:p>
          </table:table-cell>
          <table:table-cell table:style-name="Table43.B19" office:value-type="string">
            <text:p text:style-name="Standard"><text:span text:style-name="T1">There was an a</text:span>ttempt to save calibration data with the CAL<text:span text:style-name="T19">ibration</text:span>:SAVE command w<text:span text:style-name="T1">ithout </text:span>calibration data. </text:p>
          </table:table-cell>
        </table:table-row>
        <table:table-row>
          <table:table-cell table:style-name="Table43.A22" office:value-type="string">
            <text:p text:style-name="cmd_5f_code">1<text:span text:style-name="T24">2</text:span>2,"Invalid <text:span text:style-name="T24">sys</text:span> password<text:span text:style-name="T9">"</text:span></text:p>
          </table:table-cell>
          <table:table-cell table:style-name="Table43.B22" office:value-type="string">
            <text:p text:style-name="Standard">The <text:span text:style-name="T24">system</text:span> password <text:span text:style-name="T1">received </text:span>is incorrect.</text:p>
          </table:table-cell>
        </table:table-row>
        <table:table-row>
          <table:table-cell table:style-name="Table43.A21" office:value-type="string">
            <text:p text:style-name="cmd_5f_code">1<text:span text:style-name="T25">2</text:span>5,"<text:span text:style-name="T25">Sys</text:span> password too long<text:span text:style-name="T9">"</text:span></text:p>
          </table:table-cell>
          <table:table-cell table:style-name="Table43.B21" office:value-type="string">
            <text:p text:style-name="Standard">A <text:span text:style-name="T25">system</text:span> password was received which contained more than 16 characters.</text:p>
          </table:table-cell>
        </table:table-row>
        <table:table-row>
          <table:table-cell table:style-name="Table43.A22" office:value-type="string">
            <text:p text:style-name="cmd_5f_code">1<text:span text:style-name="T25">2</text:span>6,"<text:span text:style-name="T25">Sys</text:span> password too short<text:span text:style-name="T9">"</text:span></text:p>
          </table:table-cell>
          <table:table-cell table:style-name="Table43.B22" office:value-type="string">
            <text:p text:style-name="Standard">A <text:span text:style-name="T25">system</text:span> password was received which contained less than 4 characters.</text:p>
          </table:table-cell>
        </table:table-row>
        <table:table-row>
          <table:table-cell table:style-name="Table43.A23" office:value-type="string">
            <text:p text:style-name="cmd_5f_code">150,"Power limit exceeded<text:span text:style-name="T9">"</text:span></text:p>
          </table:table-cell>
          <table:table-cell table:style-name="Table43.B23" office:value-type="string">
            <text:p text:style-name="P5"><text:span text:style-name="T1">The p</text:span>roduct of voltage and current exceeds channel power limitation. </text:p>
            <text:p text:style-name="P5"/>
            <text:p text:style-name="P5">For example if channel power limit is 160 W and the following sequence is executed:</text:p>
            <text:p text:style-name="cmd_5f_code_20_Start">VOLT 38</text:p>
            <text:p text:style-name="cmd_5f_code">CURR 4.4</text:p>
          </table:table-cell>
        </table:table-row>
        <table:table-row>
          <table:table-cell table:style-name="Table43.A24" office:value-type="string">
            <text:p text:style-name="P31">15<text:span text:style-name="T31">1</text:span>,"<text:span text:style-name="T31">Voltage</text:span> limit exceeded<text:span text:style-name="T9">"</text:span></text:p>
          </table:table-cell>
          <table:table-cell table:style-name="Table43.B24" office:value-type="string">
            <text:p text:style-name="P7"><text:span text:style-name="T31">Set voltage</text:span> exceeds channel <text:span text:style-name="T31">capability</text:span>. </text:p>
            <text:p text:style-name="P7"/>
            <text:p text:style-name="P8">Example:</text:p>
            <text:p text:style-name="cmd_5f_code_20_Start">VOLT 60</text:p>
          </table:table-cell>
        </table:table-row>
        <table:table-row>
          <table:table-cell table:style-name="Table43.A25" office:value-type="string">
            <text:p text:style-name="P31">15<text:span text:style-name="T31">2</text:span>,"<text:span text:style-name="T31">Current</text:span> limit exceeded<text:span text:style-name="T9">"</text:span></text:p>
          </table:table-cell>
          <table:table-cell table:style-name="Table43.B25" office:value-type="string">
            <text:p text:style-name="P7"><text:span text:style-name="T31">Set </text:span>current exceeds channel <text:span text:style-name="T31">capability</text:span>. </text:p>
            <text:p text:style-name="P7"/>
            <text:p text:style-name="P8">Example:</text:p>
            <text:p text:style-name="cmd_5f_code_20_Start">CURR 5.5</text:p>
          </table:table-cell>
        </table:table-row>
        <table:table-row>
          <table:table-cell table:style-name="Table43.A26" office:value-type="string">
            <text:p text:style-name="cmd_5f_code">201,"Cannot execute before clearing protection<text:span text:style-name="T9">"</text:span></text:p>
          </table:table-cell>
          <table:table-cell table:style-name="Table43.B26" office:value-type="string">
            <text:p text:style-name="Standard"><text:span text:style-name="T1">Example: <text:s/>a c</text:span>ommand such as OUTP ON cannot be executed on <text:span text:style-name="T1">a</text:span> channel where one or more protections <text:span text:style-name="T1">will be </text:span>tripped.</text:p>
          </table:table-cell>
        </table:table-row>
        <table:table-row>
          <table:table-cell table:style-name="Table43.A27" office:value-type="string">
            <text:p text:style-name="cmd_5f_code">270,"CH1 ADC timeout detected"</text:p>
          </table:table-cell>
          <table:table-cell table:style-name="Table43.B27" office:value-type="string">
            <text:p text:style-name="Standard">Channel <text:span text:style-name="T1">1 has been </text:span>switched off after 3 consecutive ADC timeouts <text:span text:style-name="T1">were</text:span> detected.</text:p>
          </table:table-cell>
        </table:table-row>
        <table:table-row>
          <table:table-cell table:style-name="Table43.A28" office:value-type="string">
            <text:p text:style-name="cmd_5f_code">304,"Incompatible transient modes"</text:p>
          </table:table-cell>
          <table:table-cell table:style-name="Table43.B28" office:value-type="string">
            <text:p text:style-name="Standard"><text:span text:style-name="T1">For example, </text:span>VOLTage and CURRent cannot be in <text:span text:style-name="T1">both </text:span>STEP and LIST mode<text:span text:style-name="T1">s</text:span> at the same time (see [SOURce[&lt;n&gt;]]:CURRent:MODE and [SOURce[&lt;n&gt;]]:VOLTage:MODE)</text:p>
          </table:table-cell>
        </table:table-row>
        <table:table-row>
          <table:table-cell table:style-name="Table43.A29" office:value-type="string">
            <text:p text:style-name="cmd_5f_code">306,"Too many list points"</text:p>
          </table:table-cell>
          <table:table-cell table:style-name="Table43.B29" office:value-type="string">
            <text:p text:style-name="Standard">Too many list points have been specified.</text:p>
          </table:table-cell>
        </table:table-row>
        <table:table-row>
          <table:table-cell table:style-name="Table43.A30" office:value-type="string">
            <text:p text:style-name="cmd_5f_code">307,"List lengths are not equivalent"</text:p>
          </table:table-cell>
          <table:table-cell table:style-name="Table43.B30" office:value-type="string">
            <text:p text:style-name="P14">One or more lists are not the same length. </text:p>
            <text:p text:style-name="P14"/>
            <text:p text:style-name="P20">For example, number of CURRent steps is not equal to one or number of VOLTage steps</text:p>
            <text:p text:style-name="P33">LIST:VOLT 0, 5, 10, 15, 20</text:p>
            <text:p text:style-name="P29">LIST:CURR 1, 2</text:p>
          </table:table-cell>
        </table:table-row>
        <table:table-row>
          <table:table-cell table:style-name="Table43.A31" office:value-type="string">
            <text:p text:style-name="cmd_5f_code">308,"Cannot be changed while transient trigger is initiated"</text:p>
          </table:table-cell>
          <table:table-cell table:style-name="Table43.B31" office:value-type="string">
            <text:p text:style-name="Standard"><text:span text:style-name="T1">An attempt to change a s</text:span>etting <text:span text:style-name="T1">which </text:span>cannot be changed while the instrument is waiting for or executing a trigger sequence.</text:p>
          </table:table-cell>
        </table:table-row>
        <table:table-row>
          <table:table-cell table:style-name="Table43.A32" office:value-type="string">
            <text:p text:style-name="cmd_5f_code">309,"Cannot initiate while in fixed mode"</text:p>
          </table:table-cell>
          <table:table-cell table:style-name="Table43.B32" office:value-type="string">
            <text:p text:style-name="Standard">Cannot initiate transient generator. Either the VOLTage or CURRent function is set to FIXed mode.</text:p>
          </table:table-cell>
        </table:table-row>
        <table:table-row>
          <table:table-cell table:style-name="Table43.A33" office:value-type="string">
            <text:p text:style-name="P31">31<text:span text:style-name="T26">0</text:span>,<text:span text:style-name="T31">"List not found"</text:span></text:p>
          </table:table-cell>
          <table:table-cell table:style-name="Table43.B33" office:value-type="string">
            <text:p text:style-name="P9"><text:span text:style-name="T1">A l</text:span>ist cannot be <text:span text:style-name="T32">found on the SD card.</text:span></text:p>
          </table:table-cell>
        </table:table-row>
        <table:table-row>
          <table:table-cell table:style-name="Table43.A34" office:value-type="string">
            <text:p text:style-name="P31">31<text:span text:style-name="T31">1</text:span>,<text:span text:style-name="T31">"List is empty"</text:span></text:p>
          </table:table-cell>
          <table:table-cell table:style-name="Table43.B34" office:value-type="string">
            <text:p text:style-name="P22">A list cannot be started because it’s empty.</text:p>
          </table:table-cell>
        </table:table-row>
        <table:table-row>
          <table:table-cell table:style-name="Table43.A35" office:value-type="string">
            <text:p text:style-name="cmd_5f_code">312,"Cannot execute when the channel<text:span text:style-name="T17">s are</text:span> <text:span text:style-name="T16">coupled</text:span>"</text:p>
          </table:table-cell>
          <table:table-cell table:style-name="Table43.B35" office:value-type="string">
            <text:p text:style-name="Standard">Cannot execute <text:span text:style-name="T1">a </text:span>command when the channel <text:span text:style-name="T17">outputs</text:span> <text:span text:style-name="T17">are</text:span> <text:span text:style-name="T16">coupled</text:span>.</text:p>
          </table:table-cell>
        </table:table-row>
        <table:table-row>
          <table:table-cell table:style-name="Table43.A36" office:value-type="string">
            <text:p text:style-name="cmd_5f_code">31<text:span text:style-name="T23">3</text:span>,"Cannot execute <text:span text:style-name="T23">in tracking mode</text:span>"</text:p>
          </table:table-cell>
          <table:table-cell table:style-name="Table43.B36" office:value-type="string">
            <text:p text:style-name="Standard">Cannot execute <text:span text:style-name="T1">a</text:span> command when <text:span text:style-name="T1">the tracking mode is active.</text:span></text:p>
          </table:table-cell>
        </table:table-row>
        <table:table-row>
          <table:table-cell table:style-name="Table43.A37" office:value-type="string">
            <text:p text:style-name="cmd_5f_code"><text:change-start text:change-id="ct67499248"/>320,"Firmware update error"<text:change-end text:change-id="ct67499248"/></text:p>
          </table:table-cell>
          <table:table-cell table:style-name="Table43.B37" office:value-type="string">
            <text:p text:style-name="Standard">An attempt to upload firmware via LAN <text:span text:style-name="T1">has </text:span>failed due to <text:soft-page-break/>communication error, checksum error, etc.</text:p>
          </table:table-cell>
        </table:table-row>
        <table:table-row>
          <table:table-cell table:style-name="Table43.A38" office:value-type="string">
            <text:p text:style-name="P27"><text:change-start text:change-id="ct68345168"/>400,"Cannot load empty profile"<text:change-end text:change-id="ct68345168"/></text:p>
          </table:table-cell>
          <table:table-cell table:style-name="Table43.B38" office:value-type="string">
            <text:p text:style-name="P18">An attempt <text:span text:style-name="T1">has been made </text:span>to recall <text:span text:style-name="T1">an </text:span>empty or erased user profile with *RCL command.</text:p>
          </table:table-cell>
        </table:table-row>
        <table:table-row>
          <table:table-cell table:style-name="Table43.A39" office:value-type="string">
            <text:p text:style-name="P28">500,<text:span text:style-name="T18">"</text:span>Down-programmer <text:span text:style-name="T20">on CH1 </text:span>switched off<text:span text:style-name="T18">"</text:span></text:p>
          </table:table-cell>
          <table:table-cell table:style-name="Table43.B39" office:value-type="string">
            <text:p text:style-name="P15"><text:span text:style-name="T3">The d</text:span>own programmer <text:span text:style-name="T28">has been </text:span>switched off because <text:span text:style-name="T1">a </text:span>negative output power (<text:span text:style-name="backtick">DP_NEG_LEV</text:span>) <text:span text:style-name="T1">has been </text:span>measured <text:span text:style-name="T21">on Channel 1 that</text:span> <text:span text:style-name="T1">has </text:span>last<text:span text:style-name="T1">ed</text:span> more then <text:span text:style-name="backtick">DP_NEG_DELAY</text:span> seconds.</text:p>
          </table:table-cell>
        </table:table-row>
        <table:table-row>
          <table:table-cell table:style-name="Table43.A40" office:value-type="string">
            <text:p text:style-name="P28">50<text:span text:style-name="T21">1</text:span>,<text:span text:style-name="T18">"</text:span>Down-programmer <text:span text:style-name="T20">on CH2 </text:span>switched off<text:span text:style-name="T18">"</text:span></text:p>
          </table:table-cell>
          <table:table-cell table:style-name="Table43.B40" office:value-type="string">
            <text:p text:style-name="P15"><text:span text:style-name="T3">The d</text:span>own programmer <text:span text:style-name="T28">has been </text:span>switched off because <text:span text:style-name="T1">a </text:span>negative output power (<text:span text:style-name="backtick">DP_NEG_LEV</text:span>) <text:span text:style-name="T1">has been </text:span>measured <text:span text:style-name="T21">on Channel 2 that</text:span> <text:span text:style-name="T1">has </text:span>last<text:span text:style-name="T1">ed</text:span> more then <text:span text:style-name="backtick">DP_NEG_DELAY</text:span> seconds.</text:p>
          </table:table-cell>
        </table:table-row>
        <table:table-row>
          <table:table-cell table:style-name="Table43.A41" office:value-type="string">
            <text:p text:style-name="P30"><text:change-start text:change-id="ct68367952"/>505,<text:span text:style-name="T18">"</text:span>External voltage<text:span text:style-name="T18"> on CH1 </text:span>detected<text:span text:style-name="T18">"</text:span><text:change-end text:change-id="ct68367952"/></text:p>
          </table:table-cell>
          <table:table-cell table:style-name="Table43.B41" office:value-type="string">
            <text:p text:style-name="P16"><text:span text:style-name="T1">An e</text:span>xternal voltage <text:span text:style-name="T1">has been </text:span>measured (e.g., <text:span text:style-name="T1">from </text:span>a battery or other power source intentionally or mistakenly <text:span text:style-name="T1">left </text:span>connected) on <text:span text:style-name="T29">C</text:span>hannel 1 while output is switched from off to on.</text:p>
          </table:table-cell>
        </table:table-row>
        <table:table-row>
          <table:table-cell table:style-name="Table43.A42" office:value-type="string">
            <text:p text:style-name="P30"><text:change-start text:change-id="ct68359600"/>506,<text:span text:style-name="T18">"</text:span>External voltage<text:span text:style-name="T18"> on CH</text:span>2<text:span text:style-name="T18"> </text:span>detected<text:span text:style-name="T18">"</text:span><text:change-end text:change-id="ct68359600"/></text:p>
          </table:table-cell>
          <table:table-cell table:style-name="Table43.B42" office:value-type="string">
            <text:p text:style-name="P16"><text:span text:style-name="T3">An e</text:span>xternal voltage <text:span text:style-name="T3">has been </text:span>measured (e.g., <text:span text:style-name="T3">from </text:span>a battery or other power source intentionally or mistakenly <text:span text:style-name="T3">left </text:span>connected) on <text:span text:style-name="T29">C</text:span>hannel 2 while output is switched from off to on.</text:p>
          </table:table-cell>
        </table:table-row>
        <table:table-row>
          <table:table-cell table:style-name="Table43.A43" office:value-type="string">
            <text:p text:style-name="P26">615,"External EEPROM save failed"</text:p>
          </table:table-cell>
          <table:table-cell table:style-name="Table43.B43" office:value-type="string">
            <text:p text:style-name="P17">If <text:span text:style-name="T4">non-volatile memory (an </text:span>external EEPROM<text:span text:style-name="T4">)</text:span> is not installed, <text:span text:style-name="T15">damaged or not responsive,</text:span> and <text:span text:style-name="backtick">OPTION_EXT_EEPROM</text:span> is set to <text:span text:style-name="T14">1</text:span> (<text:span text:style-name="backtick">conf.h</text:span>) <text:span text:style-name="T4">this error will </text:span><text:change-start text:change-id="ct68382992"/><text:span text:style-name="T4">be </text:span><text:change-end text:change-id="ct68382992"/><text:span text:style-name="T4">reported</text:span>.</text:p>
          </table:table-cell>
        </table:table-row>
      </table:table>
      <text:list xml:id="list12323071346707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0051_1925441995"/><text:bookmark text:name="self-test_err_msg"/>Self-Test Error Messages<text:bookmark-end text:name="__RefHeading__10051_1925441995"/></text:h>
                </text:list-item>
              </text:list>
            </text:list-item>
          </text:list>
        </text:list-item>
      </text:list>
      <text:p text:style-name="Standard">During power-up, the PSU will start self-test sequence<text:span text:style-name="T3">s</text:span> when communication with all SPI devices that is marked as installed will be established. <text:span text:style-name="T3">The s</text:span>cope of <text:span text:style-name="T3">the </text:span>self-test depends o<text:span text:style-name="T3">n</text:span> device capability and it could vary from simpl<text:span text:style-name="T3">y</text:span> reading device registers, and waiting for expect<text:span text:style-name="T3">ed</text:span> response<text:span text:style-name="T3">s</text:span> to more complex operation<text:span text:style-name="T3">s</text:span> such as set<text:span text:style-name="T3">ting</text:span> DAC registers and read<text:span text:style-name="T3">ing</text:span> back <text:span text:style-name="T7">those</text:span><text:span text:style-name="T3"> </text:span>values using <text:span text:style-name="T3">the </text:span>ADC (if ADC test passed). Every test failure will be announced by <text:span text:style-name="T3">an </text:span>error beep, and one error message per failed test will be inserted into <text:span text:style-name="T3">the </text:span>error queue. <text:span text:style-name="T3">The </text:span>device-specific error bit (DDE, bit 3) in the Standard Event Status Register (<text:span text:style-name="T8">see </text:span><text:a xlink:type="simple" xlink:href="http://www.envox.hr/eez/bench-power-supply/psu-scpi-reference-manual/psu-scpi-registers-and-queues.html#std_even_stat_reg" text:style-name="Internet_20_link" text:visited-style-name="Visited_20_Internet_20_Link"><text:span text:style-name="T8">Section 3.1</text:span></text:a>) <text:span text:style-name="T3">will also be </text:span>set.</text:p>
      <text:p text:style-name="Standard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5f_header">Return string</text:p>
          </table:table-cell>
          <table:table-cell table:style-name="Table44.A1" office:value-type="string">
            <text:p text:style-name="table_5f_header">Description</text:p>
          </table:table-cell>
        </table:table-row>
        <table:table-row>
          <table:table-cell table:style-name="Table44.A2" office:value-type="string">
            <text:p text:style-name="cmd_5f_code">210,"CH1 IOEXP test failed<text:span text:style-name="T9">"</text:span></text:p>
          </table:table-cell>
          <table:table-cell table:style-name="Table44.A2" office:value-type="string">
            <text:p text:style-name="P19">Communication with <text:span text:style-name="T3">the </text:span>Channel 1 I/O expander is not possible. <text:span text:style-name="T3">Probably because the </text:span>I/O expander is not functional.</text:p>
          </table:table-cell>
        </table:table-row>
        <table:table-row>
          <table:table-cell table:style-name="Table44.A3" office:value-type="string">
            <text:p text:style-name="cmd_5f_code">211,"CH2 IOEXP test failed<text:span text:style-name="T9">"</text:span></text:p>
          </table:table-cell>
          <table:table-cell table:style-name="Table44.A3" office:value-type="string">
            <text:p text:style-name="P19">Communication with <text:span text:style-name="T3">the </text:span>Channel 2 I/O expander is not possible. <text:span text:style-name="T3">Probably because the </text:span>I/O expander is not functional.</text:p>
          </table:table-cell>
        </table:table-row>
        <table:table-row>
          <table:table-cell table:style-name="Table44.A2" office:value-type="string">
            <text:p text:style-name="cmd_5f_code">220,"CH1 ADC test failed<text:span text:style-name="T9">"</text:span></text:p>
          </table:table-cell>
          <table:table-cell table:style-name="Table44.A2" office:value-type="string">
            <text:p text:style-name="P19">Communication with <text:span text:style-name="T3">the </text:span>Channel 1 ADC is not possible. <text:span text:style-name="T3">Probably because v</text:span>alues written into various registers are not equal to the returned values.</text:p>
          </table:table-cell>
        </table:table-row>
        <table:table-row>
          <table:table-cell table:style-name="Table44.A3" office:value-type="string">
            <text:p text:style-name="cmd_5f_code">221,"CH2 ADC test failed<text:span text:style-name="T9">"</text:span></text:p>
          </table:table-cell>
          <table:table-cell table:style-name="Table44.A3" office:value-type="string">
            <text:p text:style-name="P19">Communication with <text:span text:style-name="T3">the </text:span>Channel 2 ADC is not possible. <text:span text:style-name="T3">Probably because v</text:span>alues written into various registers are not equal to the returned values.</text:p>
          </table:table-cell>
        </table:table-row>
        <table:table-row>
          <table:table-cell table:style-name="Table44.A2" office:value-type="string">
            <text:p text:style-name="cmd_5f_code">230,"CH1 DAC test failed<text:span text:style-name="T9">"</text:span></text:p>
          </table:table-cell>
          <table:table-cell table:style-name="Table44.A2" office:value-type="string">
            <text:p text:style-name="Standard"><text:span text:style-name="T3">The </text:span>Channel 1 DAC is not functional. <text:s/><text:span text:style-name="T3">Possibly because </text:span>communication <text:span text:style-name="T3">has </text:span>failed, or <text:span text:style-name="T3">because there's a difference between the test voltage data sent to the Channel 1 DAC and that read back.</text:span></text:p>
          </table:table-cell>
        </table:table-row>
        <table:table-row>
          <table:table-cell table:style-name="Table44.A3" office:value-type="string">
            <text:p text:style-name="cmd_5f_code">231,"CH2 DAC test failed<text:span text:style-name="T9">"</text:span></text:p>
          </table:table-cell>
          <table:table-cell table:style-name="Table44.A3" office:value-type="string">
            <text:p text:style-name="P21"><text:span text:style-name="T3">The </text:span>Channel <text:span text:style-name="T30">2</text:span> DAC is not functional. <text:s/><text:span text:style-name="T3">Possibly because </text:span>communication <text:span text:style-name="T3">has </text:span>failed, or <text:span text:style-name="T3">because there's a difference between the test voltage data sent to the Channel 2 DAC and that read back.</text:span></text:p>
          </table:table-cell>
        </table:table-row>
        <table:table-row>
          <table:table-cell table:style-name="Table44.A2" office:value-type="string">
            <text:p text:style-name="cmd_5f_code">240,"External EEPROM test failed<text:span text:style-name="T9">"</text:span></text:p>
          </table:table-cell>
          <table:table-cell table:style-name="Table44.A2" office:value-type="string">
            <text:p text:style-name="P19"><text:span text:style-name="T5">The n</text:span>on-volatile memory on the Arduino board <text:span text:style-name="T5">has failed the </text:span>checksum <text:span text:style-name="T5">integrity </text:span>test.</text:p>
          </table:table-cell>
        </table:table-row>
        <table:table-row>
          <table:table-cell table:style-name="Table44.A3" office:value-type="string">
            <text:p text:style-name="cmd_5f_code">250,"RTC test failed<text:span text:style-name="T9">"</text:span></text:p>
          </table:table-cell>
          <table:table-cell table:style-name="Table44.A3" office:value-type="string">
            <text:p text:style-name="P19"><text:span text:style-name="T5">The </text:span>RTC <text:span text:style-name="T5">(real time clock) </text:span>on the Arduino board is not present, <text:s/>or <text:span text:style-name="T5">the </text:span>date or time values <text:span text:style-name="T5">returned </text:span>are not valid, or <text:span text:style-name="T5">the </text:span>last datetime <text:span text:style-name="T5">value </text:span>stored into non-volatile memory is greater then <text:soft-page-break/>RTC datetime.</text:p>
          </table:table-cell>
        </table:table-row>
        <table:table-row>
          <table:table-cell table:style-name="Table44.A2" office:value-type="string">
            <text:p text:style-name="cmd_5f_code">260,"Ethernet test failed<text:span text:style-name="T9">"</text:span></text:p>
          </table:table-cell>
          <table:table-cell table:style-name="Table44.A2" office:value-type="string">
            <text:p text:style-name="P19"><text:span text:style-name="T5">The </text:span>Ethernet controller on the Arduino Shield board test failed.</text:p>
          </table:table-cell>
        </table:table-row>
        <table:table-row>
          <table:table-cell table:style-name="Table44.A3" office:value-type="string">
            <text:p text:style-name="cmd_5f_code">630,"Fan test failed<text:span text:style-name="T9">"</text:span></text:p>
          </table:table-cell>
          <table:table-cell table:style-name="Table44.A3" office:value-type="string">
            <text:p text:style-name="P19"><text:span text:style-name="T5">The m</text:span>easured fan speed during <text:span text:style-name="T5">the </text:span>self-test procedure is not within expected range.</text:p>
          </table:table-cell>
        </table:table-row>
      </table:table>
      <text:p text:style-name="Standard"/>
      <text:p text:style-name="Standard">For example, if SPI-bus cable is <text:span text:style-name="T5">accidentally </text:span>not connected, or wrongly wired, on <text:span text:style-name="T29">Ch</text:span>annel 1 two errors will be generated and placed into <text:span text:style-name="T5">the </text:span>error queue wh<text:span text:style-name="T5">ich </text:span>can be check<text:span text:style-name="T5">ed</text:span> using the following command sequence:</text:p>
      <text:p text:style-name="Standard"/>
      <text:p text:style-name="cmd_5f_code_20_Start">SYST:ERR:COUN?</text:p>
      <text:p text:style-name="cmd_5f_code_20_End">2</text:p>
      <text:p text:style-name="cmd_5f_code">SYST:ERR?</text:p>
      <text:p text:style-name="cmd_5f_code_20_End">210,"CH1 IOEXP test failed" </text:p>
      <text:p text:style-name="cmd_5f_code">SYST:ERR?</text:p>
      <text:p text:style-name="cmd_5f_code_20_End">220,"CH1 ADC test failed"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7. Error messag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7.Error messages</text:chapter></text:p>
      </style:header>
      <style:footer>
        <text:p text:style-name="Footer_20_right"><text:page-number text:select-page="current">7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6.2$Linux_X86_64 LibreOffice_project/10m0$Build-2</meta:generator>
    <meta:keyword>SCPI</meta:keyword>
    <meta:keyword>IEEE 488</meta:keyword>
    <meta:keyword>Remote control</meta:keyword>
    <meta:keyword>Programming reference</meta:keyword>
    <dc:title>7. Error messages</dc:title>
    <meta:document-statistic meta:table-count="4" meta:image-count="0" meta:object-count="0" meta:page-count="7" meta:paragraph-count="235" meta:word-count="2410" meta:character-count="15200" meta:non-whitespace-character-count="12995"/>
    <meta:user-defined meta:name="WebPublish_HTML_Profile">HTML</meta:user-defined>
    <meta:user-defined meta:name="WebPublish_Post_AdditionalCategories">9</meta:user-defined>
    <meta:user-defined meta:name="WebPublish_Post_Id">33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